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mm"/>
    </style:style>
    <style:style style:name="co2" style:family="table-column">
      <style:table-column-properties fo:break-before="auto" style:column-width="50.32mm"/>
    </style:style>
    <style:style style:name="co3" style:family="table-column">
      <style:table-column-properties fo:break-before="auto" style:column-width="18.17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6.83mm"/>
    </style:style>
    <style:style style:name="co7" style:family="table-column">
      <style:table-column-properties fo:break-before="auto" style:column-width="38.86mm"/>
    </style:style>
    <style:style style:name="co8" style:family="table-column">
      <style:table-column-properties fo:break-before="auto" style:column-width="39.4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page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ta1" style:family="table" style:master-page-name="PageStyle_5f_TVC_20_AS_20_2017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5f_ATEND_5f_TABUAS_5f_COMPLETAS_5f_DE_5f_MORTALIDADE_5f_AMBOS_5f_OS_5f_SEXOS_5f_2007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Normal_5f_ATEND_5f_TABUAS_5f_COMPLETAS_5f_DE_5f_MORTALIDADE_5f_AMBOS_5f_OS_5f_SEXOS_5f_2007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Normal_5f_ATEND_5f_TABUAS_5f_COMPLETAS_5f_DE_5f_MORTALIDADE_5f_AMBOS_5f_OS_5f_SEXOS_5f_200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Normal_5f_ATEND_5f_TABUAS_5f_COMPLETAS_5f_DE_5f_MORTALIDADE_5f_AMBOS_5f_OS_5f_SEXOS_5f_200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Normal_5f_ATEND_5f_TABUAS_5f_COMPLETAS_5f_DE_5f_MORTALIDADE_5f_AMBOS_5f_OS_5f_SEXOS_5f_200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5f_ATEND_5f_TABUAS_5f_COMPLETAS_5f_DE_5f_MORTALIDADE_5f_AMBOS_5f_OS_5f_SEXOS_5f_200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Normal_5f_ATEND_5f_TABUAS_5f_COMPLETAS_5f_DE_5f_MORTALIDADE_5f_AMBOS_5f_OS_5f_SEXOS_5f_200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Normal_5f_ATEND_5f_TABUAS_5f_COMPLETAS_5f_DE_5f_MORTALIDADE_5f_AMBOS_5f_OS_5f_SEXOS_5f_20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Normal_5f_ATEND_5f_TABUAS_5f_COMPLETAS_5f_DE_5f_MORTALIDADE_5f_AMBOS_5f_OS_5f_SEXOS_5f_20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Normal_5f_ATEND_5f_TABUAS_5f_COMPLETAS_5f_DE_5f_MORTALIDADE_5f_AMBOS_5f_OS_5f_SEXOS_5f_200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Normal_5f_ATEND_5f_TABUAS_5f_COMPLETAS_5f_DE_5f_MORTALIDADE_5f_AMBOS_5f_OS_5f_SEXOS_5f_200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Normal_5f_ATEND_5f_TABUAS_5f_COMPLETAS_5f_DE_5f_MORTALIDADE_5f_AMBOS_5f_OS_5f_SEXOS_5f_200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Normal_5f_ATEND_5f_TABUAS_5f_COMPLETAS_5f_DE_5f_MORTALIDADE_5f_AMBOS_5f_OS_5f_SEXOS_5f_200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5f_ATEND_5f_TABUAS_5f_COMPLETAS_5f_DE_5f_MORTALIDADE_5f_AMBOS_5f_OS_5f_SEXOS_5f_200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Normal_5f_ATEND_5f_TABUAS_5f_COMPLETAS_5f_DE_5f_MORTALIDADE_5f_AMBOS_5f_OS_5f_SEXOS_5f_200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Normal_5f_ATEND_5f_TABUAS_5f_COMPLETAS_5f_DE_5f_MORTALIDADE_5f_AMBOS_5f_OS_5f_SEXOS_5f_2007" style:data-style-name="N126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Normal_5f_ATEND_5f_TABUAS_5f_COMPLETAS_5f_DE_5f_MORTALIDADE_5f_AMBOS_5f_OS_5f_SEXOS_5f_200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Normal_5f_ATEND_5f_TABUAS_5f_COMPLETAS_5f_DE_5f_MORTALIDADE_5f_AMBOS_5f_OS_5f_SEXOS_5f_2007" style:data-style-name="N12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Normal_5f_ATEND_5f_TABUAS_5f_COMPLETAS_5f_DE_5f_MORTALIDADE_5f_AMBOS_5f_OS_5f_SEXOS_5f_2007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Normal_5f_ATEND_5f_TABUAS_5f_COMPLETAS_5f_DE_5f_MORTALIDADE_5f_AMBOS_5f_OS_5f_SEXOS_5f_2007" style:data-style-name="N12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Normal_5f_ATEND_5f_TABUAS_5f_COMPLETAS_5f_DE_5f_MORTALIDADE_5f_AMBOS_5f_OS_5f_SEXOS_5f_2007" style:data-style-name="N124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5f_ATEND_5f_TABUAS_5f_COMPLETAS_5f_DE_5f_MORTALIDADE_5f_AMBOS_5f_OS_5f_SEXOS_5f_2007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Normal_5f_ATEND_5f_TABUAS_5f_COMPLETAS_5f_DE_5f_MORTALIDADE_5f_AMBOS_5f_OS_5f_SEXOS_5f_2007" style:data-style-name="N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Normal_5f_ATEND_5f_TABUAS_5f_COMPLETAS_5f_DE_5f_MORTALIDADE_5f_AMBOS_5f_OS_5f_SEXOS_5f_2007" style:data-style-name="N1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Normal_5f_ATEND_5f_TABUAS_5f_COMPLETAS_5f_DE_5f_MORTALIDADE_5f_AMBOS_5f_OS_5f_SEXOS_5f_2007" style:data-style-name="N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Normal_5f_ATEND_5f_TABUAS_5f_COMPLETAS_5f_DE_5f_MORTALIDADE_5f_AMBOS_5f_OS_5f_SEXOS_5f_2007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Normal_5f_ATEND_5f_TABUAS_5f_COMPLETAS_5f_DE_5f_MORTALIDADE_5f_AMBOS_5f_OS_5f_SEXOS_5f_2007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Normal_5f_ATEND_5f_TABUAS_5f_COMPLETAS_5f_DE_5f_MORTALIDADE_5f_AMBOS_5f_OS_5f_SEXOS_5f_2007" style:data-style-name="N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Normal_5f_ATEND_5f_TABUAS_5f_COMPLETAS_5f_DE_5f_MORTALIDADE_5f_AMBOS_5f_OS_5f_SEXOS_5f_2007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Normal_5f_ATEND_5f_TABUAS_5f_COMPLETAS_5f_DE_5f_MORTALIDADE_5f_AMBOS_5f_OS_5f_SEXOS_5f_2007" style:data-style-name="N12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Normal_5f_ATEND_5f_TABUAS_5f_COMPLETAS_5f_DE_5f_MORTALIDADE_5f_AMBOS_5f_OS_5f_SEXOS_5f_200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9" style:family="table-cell" style:parent-style-name="Normal_5f_ATEND_5f_TABUAS_5f_COMPLETAS_5f_DE_5f_MORTALIDADE_5f_AMBOS_5f_OS_5f_SEXOS_5f_200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40" style:family="table-cell" style:parent-style-name="Normal_5f_ATEND_5f_TABUAS_5f_COMPLETAS_5f_DE_5f_MORTALIDADE_5f_AMBOS_5f_OS_5f_SEXOS_5f_200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Normal_5f_ATEND_5f_TABUAS_5f_COMPLETAS_5f_DE_5f_MORTALIDADE_5f_AMBOS_5f_OS_5f_SEXOS_5f_200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Normal_5f_ATEND_5f_TABUAS_5f_COMPLETAS_5f_DE_5f_MORTALIDADE_5f_AMBOS_5f_OS_5f_SEXOS_5f_200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Normal_5f_ATEND_5f_TABUAS_5f_COMPLETAS_5f_DE_5f_MORTALIDADE_5f_AMBOS_5f_OS_5f_SEXOS_5f_2007" style:data-style-name="N12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Normal_5f_ATEND_5f_TABUAS_5f_COMPLETAS_5f_DE_5f_MORTALIDADE_5f_AMBOS_5f_OS_5f_SEXOS_5f_2007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Normal_5f_ATEND_5f_TABUAS_5f_COMPLETAS_5f_DE_5f_MORTALIDADE_5f_AMBOS_5f_OS_5f_SEXOS_5f_2007" style:data-style-name="N12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Normal_5f_ATEND_5f_TABUAS_5f_COMPLETAS_5f_DE_5f_MORTALIDADE_5f_AMBOS_5f_OS_5f_SEXOS_5f_2007" style:data-style-name="N125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Normal_5f_ATEND_5f_TABUAS_5f_COMPLETAS_5f_DE_5f_MORTALIDADE_5f_AMBOS_5f_OS_5f_SEXOS_5f_2007" style:data-style-name="N125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Normal_5f_ATEND_5f_TABUAS_5f_COMPLETAS_5f_DE_5f_MORTALIDADE_5f_AMBOS_5f_OS_5f_SEXOS_5f_2007" style:data-style-name="N12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Normal_5f_ATEND_5f_TABUAS_5f_COMPLETAS_5f_DE_5f_MORTALIDADE_5f_AMBOS_5f_OS_5f_SEXOS_5f_2007" style:data-style-name="N1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VC AS 2017" table:style-name="ta1" table:print-ranges="'TVC AS 2017'.A2:'TVC AS 2017'.G113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2" table:default-cell-style-name="ce49"/>
        <table:table-column table:style-name="co8" table:number-columns-repeated="248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1">
            <text:p><text:s text:c="11"/>BRASIL: Tábua Completa de Mortalidade - Ambos os Sexos - 2017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3"/>
          <table:table-cell table:style-name="ce18" table:number-columns-repeated="4"/>
          <table:table-cell table:style-name="ce40"/>
          <table:table-cell table:style-name="ce40" office:value-type="string" calcext:value-type="string">
            <text:p><text:s text:c="5"/>(Continua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dades</text:p>
          </table:table-cell>
          <table:table-cell table:style-name="ce19" office:value-type="string" calcext:value-type="string">
            <text:p>Probabilidades de Morte</text:p>
          </table:table-cell>
          <table:table-cell table:style-name="ce19" office:value-type="string" calcext:value-type="string">
            <text:p>Óbitos</text:p>
          </table:table-cell>
          <table:table-cell table:style-name="ce37" office:value-type="string" calcext:value-type="string" table:number-columns-spanned="1" table:number-rows-spanned="3">
            <text:p>l ( X )</text:p>
          </table:table-cell>
          <table:table-cell table:style-name="ce37" office:value-type="string" calcext:value-type="string" table:number-columns-spanned="1" table:number-rows-spanned="3">
            <text:p>L (X, N)</text:p>
          </table:table-cell>
          <table:table-cell table:style-name="ce37" office:value-type="string" calcext:value-type="string" table:number-columns-spanned="1" table:number-rows-spanned="3">
            <text:p>T(X)</text:p>
          </table:table-cell>
          <table:table-cell table:style-name="ce41" office:value-type="string" calcext:value-type="string">
            <text:p>Expectativa de Vid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xatas</text:p>
          </table:table-cell>
          <table:table-cell table:style-name="ce20" office:value-type="string" calcext:value-type="string">
            <text:p><text:s/>entre Duas Idades Exatas</text:p>
          </table:table-cell>
          <table:table-cell table:style-name="ce20" office:value-type="string" calcext:value-type="string">
            <text:p>D (X, N)</text:p>
          </table:table-cell>
          <table:covered-table-cell table:number-columns-repeated="3" table:style-name="ce38"/>
          <table:table-cell table:style-name="ce41" office:value-type="string" calcext:value-type="string">
            <text:p><text:s/>à Idade 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(X)</text:p>
          </table:table-cell>
          <table:table-cell table:style-name="ce21" office:value-type="string" calcext:value-type="string">
            <text:p>Q (X, N) <text:s text:c="2"/>(Por Mil)</text:p>
          </table:table-cell>
          <table:table-cell table:style-name="ce21"/>
          <table:covered-table-cell table:number-columns-repeated="3" table:style-name="ce39"/>
          <table:table-cell table:style-name="ce42" office:value-type="string" calcext:value-type="string">
            <text:p>E(X)</text:p>
          </table:table-cell>
          <table:table-cell table:number-columns-repeated="1017"/>
        </table:table-row>
        <table:table-row table:style-name="ro1">
          <table:table-cell table:style-name="ce7" office:value-type="float" office:value="0" calcext:value-type="float">
            <text:p>0 </text:p>
          </table:table-cell>
          <table:table-cell table:style-name="ce22" office:value-type="float" office:value="12.807916760314" calcext:value-type="float">
            <text:p>12,808 </text:p>
          </table:table-cell>
          <table:table-cell table:style-name="ce27" office:value-type="float" office:value="1280.7916760314" calcext:value-type="float">
            <text:p>1281 </text:p>
          </table:table-cell>
          <table:table-cell table:style-name="ce27" office:value-type="float" office:value="100000" calcext:value-type="float">
            <text:p>100000 </text:p>
          </table:table-cell>
          <table:table-cell table:style-name="ce27" office:value-type="float" office:value="98826.518212299" calcext:value-type="float">
            <text:p>98827 </text:p>
          </table:table-cell>
          <table:table-cell table:style-name="ce35" office:value-type="float" office:value="7604800.66415145" calcext:value-type="float">
            <text:p>7604801 </text:p>
          </table:table-cell>
          <table:table-cell table:style-name="ce43" office:value-type="float" office:value="76.0480066415145" calcext:value-type="float">
            <text:p>76,0 </text:p>
          </table:table-cell>
          <table:table-cell table:number-columns-repeated="1017"/>
        </table:table-row>
        <table:table-row table:style-name="ro1">
          <table:table-cell table:style-name="ce7" office:value-type="float" office:value="1" calcext:value-type="float">
            <text:p>1 </text:p>
          </table:table-cell>
          <table:table-cell table:style-name="ce22" office:value-type="float" office:value="0.848353622617138" calcext:value-type="float">
            <text:p>0,848 </text:p>
          </table:table-cell>
          <table:table-cell table:style-name="ce27" office:value-type="float" office:value="83.7487980035347" calcext:value-type="float">
            <text:p>84 </text:p>
          </table:table-cell>
          <table:table-cell table:style-name="ce27" office:value-type="float" office:value="98719.2083239686" calcext:value-type="float">
            <text:p>98719 </text:p>
          </table:table-cell>
          <table:table-cell table:style-name="ce27" office:value-type="float" office:value="98677.3339249668" calcext:value-type="float">
            <text:p>98677 </text:p>
          </table:table-cell>
          <table:table-cell table:style-name="ce35" office:value-type="float" office:value="7505974.14593915" calcext:value-type="float">
            <text:p>7505974 </text:p>
          </table:table-cell>
          <table:table-cell table:style-name="ce43" office:value-type="float" office:value="76.0335731350951" calcext:value-type="float">
            <text:p>76,0 </text:p>
          </table:table-cell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 </text:p>
          </table:table-cell>
          <table:table-cell table:style-name="ce22" office:value-type="float" office:value="0.548293420845574" calcext:value-type="float">
            <text:p>0,548 </text:p>
          </table:table-cell>
          <table:table-cell table:style-name="ce27" office:value-type="float" office:value="54.0811735201666" calcext:value-type="float">
            <text:p>54 </text:p>
          </table:table-cell>
          <table:table-cell table:style-name="ce27" office:value-type="float" office:value="98635.4595259651" calcext:value-type="float">
            <text:p>98635 </text:p>
          </table:table-cell>
          <table:table-cell table:style-name="ce27" office:value-type="float" office:value="98608.418939205" calcext:value-type="float">
            <text:p>98608 </text:p>
          </table:table-cell>
          <table:table-cell table:style-name="ce35" office:value-type="float" office:value="7407296.81201419" calcext:value-type="float">
            <text:p>7407297 </text:p>
          </table:table-cell>
          <table:table-cell table:style-name="ce43" office:value-type="float" office:value="75.0977067234555" calcext:value-type="float">
            <text:p>75,1 </text:p>
          </table:table-cell>
          <table:table-cell table:number-columns-repeated="1017"/>
        </table:table-row>
        <table:table-row table:style-name="ro1">
          <table:table-cell table:style-name="ce7" office:value-type="float" office:value="3" calcext:value-type="float">
            <text:p>3 </text:p>
          </table:table-cell>
          <table:table-cell table:style-name="ce22" office:value-type="float" office:value="0.418306474340598" calcext:value-type="float">
            <text:p>0,418 </text:p>
          </table:table-cell>
          <table:table-cell table:style-name="ce27" office:value-type="float" office:value="41.2372288142478" calcext:value-type="float">
            <text:p>41 </text:p>
          </table:table-cell>
          <table:table-cell table:style-name="ce27" office:value-type="float" office:value="98581.3783524449" calcext:value-type="float">
            <text:p>98581 </text:p>
          </table:table-cell>
          <table:table-cell table:style-name="ce27" office:value-type="float" office:value="98560.7597380378" calcext:value-type="float">
            <text:p>98561 </text:p>
          </table:table-cell>
          <table:table-cell table:style-name="ce35" office:value-type="float" office:value="7308688.39307498" calcext:value-type="float">
            <text:p>7308688 </text:p>
          </table:table-cell>
          <table:table-cell table:style-name="ce43" office:value-type="float" office:value="74.1386305935508" calcext:value-type="float">
            <text:p>74,1 </text:p>
          </table:table-cell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 </text:p>
          </table:table-cell>
          <table:table-cell table:style-name="ce22" office:value-type="float" office:value="0.343878976030632" calcext:value-type="float">
            <text:p>0,344 </text:p>
          </table:table-cell>
          <table:table-cell table:style-name="ce27" office:value-type="float" office:value="33.8858828275081" calcext:value-type="float">
            <text:p>34 </text:p>
          </table:table-cell>
          <table:table-cell table:style-name="ce27" office:value-type="float" office:value="98540.1411236306" calcext:value-type="float">
            <text:p>98540 </text:p>
          </table:table-cell>
          <table:table-cell table:style-name="ce27" office:value-type="float" office:value="98523.1981822169" calcext:value-type="float">
            <text:p>98523 </text:p>
          </table:table-cell>
          <table:table-cell table:style-name="ce35" office:value-type="float" office:value="7210127.63333694" calcext:value-type="float">
            <text:p>7210128 </text:p>
          </table:table-cell>
          <table:table-cell table:style-name="ce43" office:value-type="float" office:value="73.1694470001921" calcext:value-type="float">
            <text:p>73,2 </text:p>
          </table:table-cell>
          <table:table-cell table:number-columns-repeated="1017"/>
        </table:table-row>
        <table:table-row table:style-name="ro1">
          <table:table-cell table:style-name="ce7" office:value-type="float" office:value="5" calcext:value-type="float">
            <text:p>5 </text:p>
          </table:table-cell>
          <table:table-cell table:style-name="ce22" office:value-type="float" office:value="0.295793952930817" calcext:value-type="float">
            <text:p>0,296 </text:p>
          </table:table-cell>
          <table:table-cell table:style-name="ce27" office:value-type="float" office:value="29.1375546260892" calcext:value-type="float">
            <text:p>29 </text:p>
          </table:table-cell>
          <table:table-cell table:style-name="ce27" office:value-type="float" office:value="98506.2552408031" calcext:value-type="float">
            <text:p>98506 </text:p>
          </table:table-cell>
          <table:table-cell table:style-name="ce27" office:value-type="float" office:value="98491.6864634901" calcext:value-type="float">
            <text:p>98492 </text:p>
          </table:table-cell>
          <table:table-cell table:style-name="ce35" office:value-type="float" office:value="7111604.43515473" calcext:value-type="float">
            <text:p>7111604 </text:p>
          </table:table-cell>
          <table:table-cell table:style-name="ce43" office:value-type="float" office:value="72.1944450915333" calcext:value-type="float">
            <text:p>72,2 </text:p>
          </table:table-cell>
          <table:table-cell table:number-columns-repeated="1017"/>
        </table:table-row>
        <table:table-row table:style-name="ro1">
          <table:table-cell table:style-name="ce7" office:value-type="float" office:value="6" calcext:value-type="float">
            <text:p>6 </text:p>
          </table:table-cell>
          <table:table-cell table:style-name="ce22" office:value-type="float" office:value="0.263093306461923" calcext:value-type="float">
            <text:p>0,263 </text:p>
          </table:table-cell>
          <table:table-cell table:style-name="ce27" office:value-type="float" office:value="25.9086705028963" calcext:value-type="float">
            <text:p>26 </text:p>
          </table:table-cell>
          <table:table-cell table:style-name="ce27" office:value-type="float" office:value="98477.1176861771" calcext:value-type="float">
            <text:p>98477 </text:p>
          </table:table-cell>
          <table:table-cell table:style-name="ce27" office:value-type="float" office:value="98464.1633509256" calcext:value-type="float">
            <text:p>98464 </text:p>
          </table:table-cell>
          <table:table-cell table:style-name="ce35" office:value-type="float" office:value="7013112.74869124" calcext:value-type="float">
            <text:p>7013113 </text:p>
          </table:table-cell>
          <table:table-cell table:style-name="ce43" office:value-type="float" office:value="71.2156581495444" calcext:value-type="float">
            <text:p>71,2 </text:p>
          </table:table-cell>
          <table:table-cell table:number-columns-repeated="1017"/>
        </table:table-row>
        <table:table-row table:style-name="ro1">
          <table:table-cell table:style-name="ce7" office:value-type="float" office:value="7" calcext:value-type="float">
            <text:p>7 </text:p>
          </table:table-cell>
          <table:table-cell table:style-name="ce22" office:value-type="float" office:value="0.241000874878872" calcext:value-type="float">
            <text:p>0,241 </text:p>
          </table:table-cell>
          <table:table-cell table:style-name="ce27" office:value-type="float" office:value="23.7268275056602" calcext:value-type="float">
            <text:p>24 </text:p>
          </table:table-cell>
          <table:table-cell table:style-name="ce27" office:value-type="float" office:value="98451.2090156742" calcext:value-type="float">
            <text:p>98451 </text:p>
          </table:table-cell>
          <table:table-cell table:style-name="ce27" office:value-type="float" office:value="98439.3456019213" calcext:value-type="float">
            <text:p>98439 </text:p>
          </table:table-cell>
          <table:table-cell table:style-name="ce35" office:value-type="float" office:value="6914648.58534031" calcext:value-type="float">
            <text:p>6914649 </text:p>
          </table:table-cell>
          <table:table-cell table:style-name="ce43" office:value-type="float" office:value="70.2342678619564" calcext:value-type="float">
            <text:p>70,2 </text:p>
          </table:table-cell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 </text:p>
          </table:table-cell>
          <table:table-cell table:style-name="ce22" office:value-type="float" office:value="0.227540019124155" calcext:value-type="float">
            <text:p>0,228 </text:p>
          </table:table-cell>
          <table:table-cell table:style-name="ce27" office:value-type="float" office:value="22.3961911794383" calcext:value-type="float">
            <text:p>22 </text:p>
          </table:table-cell>
          <table:table-cell table:style-name="ce27" office:value-type="float" office:value="98427.4821881685" calcext:value-type="float">
            <text:p>98427 </text:p>
          </table:table-cell>
          <table:table-cell table:style-name="ce27" office:value-type="float" office:value="98416.2840925788" calcext:value-type="float">
            <text:p>98416 </text:p>
          </table:table-cell>
          <table:table-cell table:style-name="ce35" office:value-type="float" office:value="6816209.23973839" calcext:value-type="float">
            <text:p>6816209 </text:p>
          </table:table-cell>
          <table:table-cell table:style-name="ce43" office:value-type="float" office:value="69.2510779327619" calcext:value-type="float">
            <text:p>69,3 </text:p>
          </table:table-cell>
          <table:table-cell table:number-columns-repeated="1017"/>
        </table:table-row>
        <table:table-row table:style-name="ro1">
          <table:table-cell table:style-name="ce7" office:value-type="float" office:value="9" calcext:value-type="float">
            <text:p>9 </text:p>
          </table:table-cell>
          <table:table-cell table:style-name="ce22" office:value-type="float" office:value="0.222412448810967" calcext:value-type="float">
            <text:p>0,222 </text:p>
          </table:table-cell>
          <table:table-cell table:style-name="ce27" office:value-type="float" office:value="21.8865161520441" calcext:value-type="float">
            <text:p>22 </text:p>
          </table:table-cell>
          <table:table-cell table:style-name="ce27" office:value-type="float" office:value="98405.0859969891" calcext:value-type="float">
            <text:p>98405 </text:p>
          </table:table-cell>
          <table:table-cell table:style-name="ce27" office:value-type="float" office:value="98394.1427389131" calcext:value-type="float">
            <text:p>98394 </text:p>
          </table:table-cell>
          <table:table-cell table:style-name="ce35" office:value-type="float" office:value="6717792.95564581" calcext:value-type="float">
            <text:p>6717793 </text:p>
          </table:table-cell>
          <table:table-cell table:style-name="ce43" office:value-type="float" office:value="68.2667251147096" calcext:value-type="float">
            <text:p>68,3 </text:p>
          </table:table-cell>
          <table:table-cell table:number-columns-repeated="1017"/>
        </table:table-row>
        <table:table-row table:style-name="ro1">
          <table:table-cell table:style-name="ce7" office:value-type="float" office:value="10" calcext:value-type="float">
            <text:p>10 </text:p>
          </table:table-cell>
          <table:table-cell table:style-name="ce22" office:value-type="float" office:value="0.226691580662434" calcext:value-type="float">
            <text:p>0,227 </text:p>
          </table:table-cell>
          <table:table-cell table:style-name="ce27" office:value-type="float" office:value="22.3026430009385" calcext:value-type="float">
            <text:p>22 </text:p>
          </table:table-cell>
          <table:table-cell table:style-name="ce27" office:value-type="float" office:value="98383.199480837" calcext:value-type="float">
            <text:p>98383 </text:p>
          </table:table-cell>
          <table:table-cell table:style-name="ce27" office:value-type="float" office:value="98372.0481593366" calcext:value-type="float">
            <text:p>98372 </text:p>
          </table:table-cell>
          <table:table-cell table:style-name="ce35" office:value-type="float" office:value="6619398.8129069" calcext:value-type="float">
            <text:p>6619399 </text:p>
          </table:table-cell>
          <table:table-cell table:style-name="ce43" office:value-type="float" office:value="67.2818006309727" calcext:value-type="float">
            <text:p>67,3 </text:p>
          </table:table-cell>
          <table:table-cell table:number-columns-repeated="1017"/>
        </table:table-row>
        <table:table-row table:style-name="ro1">
          <table:table-cell table:style-name="ce7" office:value-type="float" office:value="11" calcext:value-type="float">
            <text:p>11 </text:p>
          </table:table-cell>
          <table:table-cell table:style-name="ce22" office:value-type="float" office:value="0.242930552532305" calcext:value-type="float">
            <text:p>0,243 </text:p>
          </table:table-cell>
          <table:table-cell table:style-name="ce27" office:value-type="float" office:value="23.8948670163886" calcext:value-type="float">
            <text:p>24 </text:p>
          </table:table-cell>
          <table:table-cell table:style-name="ce27" office:value-type="float" office:value="98360.8968378361" calcext:value-type="float">
            <text:p>98361 </text:p>
          </table:table-cell>
          <table:table-cell table:style-name="ce27" office:value-type="float" office:value="98348.9494043279" calcext:value-type="float">
            <text:p>98349 </text:p>
          </table:table-cell>
          <table:table-cell table:style-name="ce35" office:value-type="float" office:value="6521026.76474756" calcext:value-type="float">
            <text:p>6521027 </text:p>
          </table:table-cell>
          <table:table-cell table:style-name="ce43" office:value-type="float" office:value="66.2969429355502" calcext:value-type="float">
            <text:p>66,3 </text:p>
          </table:table-cell>
          <table:table-cell table:number-columns-repeated="1017"/>
        </table:table-row>
        <table:table-row table:style-name="ro1">
          <table:table-cell table:style-name="ce7" office:value-type="float" office:value="12" calcext:value-type="float">
            <text:p>12 </text:p>
          </table:table-cell>
          <table:table-cell table:style-name="ce22" office:value-type="float" office:value="0.275590986355367" calcext:value-type="float">
            <text:p>0,276 </text:p>
          </table:table-cell>
          <table:table-cell table:style-name="ce27" office:value-type="float" office:value="27.1007913683679" calcext:value-type="float">
            <text:p>27 </text:p>
          </table:table-cell>
          <table:table-cell table:style-name="ce27" office:value-type="float" office:value="98337.0019708197" calcext:value-type="float">
            <text:p>98337 </text:p>
          </table:table-cell>
          <table:table-cell table:style-name="ce27" office:value-type="float" office:value="98323.4515751355" calcext:value-type="float">
            <text:p>98323 </text:p>
          </table:table-cell>
          <table:table-cell table:style-name="ce35" office:value-type="float" office:value="6422677.81534323" calcext:value-type="float">
            <text:p>6422678 </text:p>
          </table:table-cell>
          <table:table-cell table:style-name="ce43" office:value-type="float" office:value="65.3129309072193" calcext:value-type="float">
            <text:p>65,3 </text:p>
          </table:table-cell>
          <table:table-cell table:number-columns-repeated="1017"/>
        </table:table-row>
        <table:table-row table:style-name="ro1">
          <table:table-cell table:style-name="ce7" office:value-type="float" office:value="13" calcext:value-type="float">
            <text:p>13 </text:p>
          </table:table-cell>
          <table:table-cell table:style-name="ce22" office:value-type="float" office:value="0.331826230295339" calcext:value-type="float">
            <text:p>0,332 </text:p>
          </table:table-cell>
          <table:table-cell table:style-name="ce27" office:value-type="float" office:value="32.6218039090847" calcext:value-type="float">
            <text:p>33 </text:p>
          </table:table-cell>
          <table:table-cell table:style-name="ce27" office:value-type="float" office:value="98309.9011794513" calcext:value-type="float">
            <text:p>98310 </text:p>
          </table:table-cell>
          <table:table-cell table:style-name="ce27" office:value-type="float" office:value="98293.5902774968" calcext:value-type="float">
            <text:p>98294 </text:p>
          </table:table-cell>
          <table:table-cell table:style-name="ce35" office:value-type="float" office:value="6324354.3637681" calcext:value-type="float">
            <text:p>6324354 </text:p>
          </table:table-cell>
          <table:table-cell table:style-name="ce43" office:value-type="float" office:value="64.3307976907011" calcext:value-type="float">
            <text:p>64,3 </text:p>
          </table:table-cell>
          <table:table-cell table:number-columns-repeated="1017"/>
        </table:table-row>
        <table:table-row table:style-name="ro1">
          <table:table-cell table:style-name="ce7" office:value-type="float" office:value="14" calcext:value-type="float">
            <text:p>14 </text:p>
          </table:table-cell>
          <table:table-cell table:style-name="ce22" office:value-type="float" office:value="0.422739348332575" calcext:value-type="float">
            <text:p>0,423 </text:p>
          </table:table-cell>
          <table:table-cell table:style-name="ce27" office:value-type="float" office:value="41.5456730391151" calcext:value-type="float">
            <text:p>42 </text:p>
          </table:table-cell>
          <table:table-cell table:style-name="ce27" office:value-type="float" office:value="98277.2793755422" calcext:value-type="float">
            <text:p>98277 </text:p>
          </table:table-cell>
          <table:table-cell table:style-name="ce27" office:value-type="float" office:value="98256.5065390227" calcext:value-type="float">
            <text:p>98257 </text:p>
          </table:table-cell>
          <table:table-cell table:style-name="ce35" office:value-type="float" office:value="6226060.7734906" calcext:value-type="float">
            <text:p>6226061 </text:p>
          </table:table-cell>
          <table:table-cell table:style-name="ce43" office:value-type="float" office:value="63.3519854543312" calcext:value-type="float">
            <text:p>63,4 </text:p>
          </table:table-cell>
          <table:table-cell table:number-columns-repeated="1017"/>
        </table:table-row>
        <table:table-row table:style-name="ro1">
          <table:table-cell table:style-name="ce7" office:value-type="float" office:value="15" calcext:value-type="float">
            <text:p>15 </text:p>
          </table:table-cell>
          <table:table-cell table:style-name="ce22" office:value-type="float" office:value="0.710414497066807" calcext:value-type="float">
            <text:p>0,710 </text:p>
          </table:table-cell>
          <table:table-cell table:style-name="ce27" office:value-type="float" office:value="69.7880893522525" calcext:value-type="float">
            <text:p>70 </text:p>
          </table:table-cell>
          <table:table-cell table:style-name="ce27" office:value-type="float" office:value="98235.7337025031" calcext:value-type="float">
            <text:p>98236 </text:p>
          </table:table-cell>
          <table:table-cell table:style-name="ce27" office:value-type="float" office:value="98200.839657827" calcext:value-type="float">
            <text:p>98201 </text:p>
          </table:table-cell>
          <table:table-cell table:style-name="ce35" office:value-type="float" office:value="6127804.26695158" calcext:value-type="float">
            <text:p>6127804 </text:p>
          </table:table-cell>
          <table:table-cell table:style-name="ce43" office:value-type="float" office:value="62.3785666986415" calcext:value-type="float">
            <text:p>62,4 </text:p>
          </table:table-cell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 </text:p>
          </table:table-cell>
          <table:table-cell table:style-name="ce22" office:value-type="float" office:value="0.884350438135152" calcext:value-type="float">
            <text:p>0,884 </text:p>
          </table:table-cell>
          <table:table-cell table:style-name="ce27" office:value-type="float" office:value="86.8130970129415" calcext:value-type="float">
            <text:p>87 </text:p>
          </table:table-cell>
          <table:table-cell table:style-name="ce27" office:value-type="float" office:value="98165.9456131509" calcext:value-type="float">
            <text:p>98166 </text:p>
          </table:table-cell>
          <table:table-cell table:style-name="ce27" office:value-type="float" office:value="98122.5390646444" calcext:value-type="float">
            <text:p>98123 </text:p>
          </table:table-cell>
          <table:table-cell table:style-name="ce35" office:value-type="float" office:value="6029603.42729375" calcext:value-type="float">
            <text:p>6029603 </text:p>
          </table:table-cell>
          <table:table-cell table:style-name="ce43" office:value-type="float" office:value="61.4225573811005" calcext:value-type="float">
            <text:p>61,4 </text:p>
          </table:table-cell>
          <table:table-cell table:number-columns-repeated="1017"/>
        </table:table-row>
        <table:table-row table:style-name="ro1">
          <table:table-cell table:style-name="ce7" office:value-type="float" office:value="17" calcext:value-type="float">
            <text:p>17 </text:p>
          </table:table-cell>
          <table:table-cell table:style-name="ce22" office:value-type="float" office:value="1.03892520328203" calcext:value-type="float">
            <text:p>1,039 </text:p>
          </table:table-cell>
          <table:table-cell table:style-name="ce27" office:value-type="float" office:value="101.896882687053" calcext:value-type="float">
            <text:p>102 </text:p>
          </table:table-cell>
          <table:table-cell table:style-name="ce27" office:value-type="float" office:value="98079.1325161379" calcext:value-type="float">
            <text:p>98079 </text:p>
          </table:table-cell>
          <table:table-cell table:style-name="ce27" office:value-type="float" office:value="98028.1840747944" calcext:value-type="float">
            <text:p>98028 </text:p>
          </table:table-cell>
          <table:table-cell table:style-name="ce35" office:value-type="float" office:value="5931480.88822911" calcext:value-type="float">
            <text:p>5931481 </text:p>
          </table:table-cell>
          <table:table-cell table:style-name="ce43" office:value-type="float" office:value="60.4764819596374" calcext:value-type="float">
            <text:p>60,5 </text:p>
          </table:table-cell>
          <table:table-cell table:number-columns-repeated="1017"/>
        </table:table-row>
        <table:table-row table:style-name="ro1">
          <table:table-cell table:style-name="ce7" office:value-type="float" office:value="18" calcext:value-type="float">
            <text:p>18 </text:p>
          </table:table-cell>
          <table:table-cell table:style-name="ce22" office:value-type="float" office:value="1.16015286819043" calcext:value-type="float">
            <text:p>1,160 </text:p>
          </table:table-cell>
          <table:table-cell table:style-name="ce27" office:value-type="float" office:value="113.668570937517" calcext:value-type="float">
            <text:p>114 </text:p>
          </table:table-cell>
          <table:table-cell table:style-name="ce27" office:value-type="float" office:value="97977.2356334509" calcext:value-type="float">
            <text:p>97977 </text:p>
          </table:table-cell>
          <table:table-cell table:style-name="ce27" office:value-type="float" office:value="97920.4013479821" calcext:value-type="float">
            <text:p>97920 </text:p>
          </table:table-cell>
          <table:table-cell table:style-name="ce35" office:value-type="float" office:value="5833452.70415431" calcext:value-type="float">
            <text:p>5833453 </text:p>
          </table:table-cell>
          <table:table-cell table:style-name="ce43" office:value-type="float" office:value="59.538857842226" calcext:value-type="float">
            <text:p>59,5 </text:p>
          </table:table-cell>
          <table:table-cell table:number-columns-repeated="1017"/>
        </table:table-row>
        <table:table-row table:style-name="ro1">
          <table:table-cell table:style-name="ce7" office:value-type="float" office:value="19" calcext:value-type="float">
            <text:p>19 </text:p>
          </table:table-cell>
          <table:table-cell table:style-name="ce22" office:value-type="float" office:value="1.25352420294354" calcext:value-type="float">
            <text:p>1,254 </text:p>
          </table:table-cell>
          <table:table-cell table:style-name="ce27" office:value-type="float" office:value="122.674349899249" calcext:value-type="float">
            <text:p>123 </text:p>
          </table:table-cell>
          <table:table-cell table:style-name="ce27" office:value-type="float" office:value="97863.5670625134" calcext:value-type="float">
            <text:p>97864 </text:p>
          </table:table-cell>
          <table:table-cell table:style-name="ce27" office:value-type="float" office:value="97802.2298875637" calcext:value-type="float">
            <text:p>97802 </text:p>
          </table:table-cell>
          <table:table-cell table:style-name="ce35" office:value-type="float" office:value="5735532.30280633" calcext:value-type="float">
            <text:p>5735532 </text:p>
          </table:table-cell>
          <table:table-cell table:style-name="ce43" office:value-type="float" office:value="58.6074314984103" calcext:value-type="float">
            <text:p>58,6 </text:p>
          </table:table-cell>
          <table:table-cell table:number-columns-repeated="1017"/>
        </table:table-row>
        <table:table-row table:style-name="ro1">
          <table:table-cell table:style-name="ce7" office:value-type="float" office:value="20" calcext:value-type="float">
            <text:p>20 </text:p>
          </table:table-cell>
          <table:table-cell table:style-name="ce22" office:value-type="float" office:value="1.34591332793642" calcext:value-type="float">
            <text:p>1,346 </text:p>
          </table:table-cell>
          <table:table-cell table:style-name="ce27" office:value-type="float" office:value="131.550770186311" calcext:value-type="float">
            <text:p>132 </text:p>
          </table:table-cell>
          <table:table-cell table:style-name="ce27" office:value-type="float" office:value="97740.8927126141" calcext:value-type="float">
            <text:p>97741 </text:p>
          </table:table-cell>
          <table:table-cell table:style-name="ce27" office:value-type="float" office:value="97675.117327521" calcext:value-type="float">
            <text:p>97675 </text:p>
          </table:table-cell>
          <table:table-cell table:style-name="ce35" office:value-type="float" office:value="5637730.07291877" calcext:value-type="float">
            <text:p>5637730 </text:p>
          </table:table-cell>
          <table:table-cell table:style-name="ce43" office:value-type="float" office:value="57.6803619903011" calcext:value-type="float">
            <text:p>57,7 </text:p>
          </table:table-cell>
          <table:table-cell table:number-columns-repeated="1017"/>
        </table:table-row>
        <table:table-row table:style-name="ro1">
          <table:table-cell table:style-name="ce7" office:value-type="float" office:value="21" calcext:value-type="float">
            <text:p>21 </text:p>
          </table:table-cell>
          <table:table-cell table:style-name="ce22" office:value-type="float" office:value="1.43762696182897" calcext:value-type="float">
            <text:p>1,438 </text:p>
          </table:table-cell>
          <table:table-cell table:style-name="ce27" office:value-type="float" office:value="140.325821702818" calcext:value-type="float">
            <text:p>140 </text:p>
          </table:table-cell>
          <table:table-cell table:style-name="ce27" office:value-type="float" office:value="97609.3419424278" calcext:value-type="float">
            <text:p>97609 </text:p>
          </table:table-cell>
          <table:table-cell table:style-name="ce27" office:value-type="float" office:value="97539.1790315764" calcext:value-type="float">
            <text:p>97539 </text:p>
          </table:table-cell>
          <table:table-cell table:style-name="ce35" office:value-type="float" office:value="5540054.95559125" calcext:value-type="float">
            <text:p>5540055 </text:p>
          </table:table-cell>
          <table:table-cell table:style-name="ce43" office:value-type="float" office:value="56.7574255224351" calcext:value-type="float">
            <text:p>56,8 </text:p>
          </table:table-cell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 </text:p>
          </table:table-cell>
          <table:table-cell table:style-name="ce22" office:value-type="float" office:value="1.50090448793303" calcext:value-type="float">
            <text:p>1,501 </text:p>
          </table:table-cell>
          <table:table-cell table:style-name="ce27" office:value-type="float" office:value="146.291683730013" calcext:value-type="float">
            <text:p>146 </text:p>
          </table:table-cell>
          <table:table-cell table:style-name="ce27" office:value-type="float" office:value="97469.016120725" calcext:value-type="float">
            <text:p>97469 </text:p>
          </table:table-cell>
          <table:table-cell table:style-name="ce27" office:value-type="float" office:value="97395.87027886" calcext:value-type="float">
            <text:p>97396 </text:p>
          </table:table-cell>
          <table:table-cell table:style-name="ce35" office:value-type="float" office:value="5442515.77655967" calcext:value-type="float">
            <text:p>5442516 </text:p>
          </table:table-cell>
          <table:table-cell table:style-name="ce43" office:value-type="float" office:value="55.838419152796" calcext:value-type="float">
            <text:p>55,8 </text:p>
          </table:table-cell>
          <table:table-cell table:number-columns-repeated="1017"/>
        </table:table-row>
        <table:table-row table:style-name="ro1">
          <table:table-cell table:style-name="ce7" office:value-type="float" office:value="23" calcext:value-type="float">
            <text:p>23 </text:p>
          </table:table-cell>
          <table:table-cell table:style-name="ce22" office:value-type="float" office:value="1.52892444954698" calcext:value-type="float">
            <text:p>1,529 </text:p>
          </table:table-cell>
          <table:table-cell table:style-name="ce27" office:value-type="float" office:value="148.799092888245" calcext:value-type="float">
            <text:p>149 </text:p>
          </table:table-cell>
          <table:table-cell table:style-name="ce27" office:value-type="float" office:value="97322.724436995" calcext:value-type="float">
            <text:p>97323 </text:p>
          </table:table-cell>
          <table:table-cell table:style-name="ce27" office:value-type="float" office:value="97248.3248905509" calcext:value-type="float">
            <text:p>97248 </text:p>
          </table:table-cell>
          <table:table-cell table:style-name="ce35" office:value-type="float" office:value="5345119.90628081" calcext:value-type="float">
            <text:p>5345120 </text:p>
          </table:table-cell>
          <table:table-cell table:style-name="ce43" office:value-type="float" office:value="54.9216016834912" calcext:value-type="float">
            <text:p>54,9 </text:p>
          </table:table-cell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 </text:p>
          </table:table-cell>
          <table:table-cell table:style-name="ce22" office:value-type="float" office:value="1.53125188233871" calcext:value-type="float">
            <text:p>1,531 </text:p>
          </table:table-cell>
          <table:table-cell table:style-name="ce27" office:value-type="float" office:value="148.797756097405" calcext:value-type="float">
            <text:p>149 </text:p>
          </table:table-cell>
          <table:table-cell table:style-name="ce27" office:value-type="float" office:value="97173.9253441067" calcext:value-type="float">
            <text:p>97174 </text:p>
          </table:table-cell>
          <table:table-cell table:style-name="ce27" office:value-type="float" office:value="97099.526466058" calcext:value-type="float">
            <text:p>97100 </text:p>
          </table:table-cell>
          <table:table-cell table:style-name="ce35" office:value-type="float" office:value="5247871.58139026" calcext:value-type="float">
            <text:p>5247872 </text:p>
          </table:table-cell>
          <table:table-cell table:style-name="ce43" office:value-type="float" office:value="54.0049356121696" calcext:value-type="float">
            <text:p>54,0 </text:p>
          </table:table-cell>
          <table:table-cell table:number-columns-repeated="1017"/>
        </table:table-row>
        <table:table-row table:style-name="ro1">
          <table:table-cell table:style-name="ce7" office:value-type="float" office:value="25" calcext:value-type="float">
            <text:p>25 </text:p>
          </table:table-cell>
          <table:table-cell table:style-name="ce22" office:value-type="float" office:value="1.52159493199554" calcext:value-type="float">
            <text:p>1,522 </text:p>
          </table:table-cell>
          <table:table-cell table:style-name="ce27" office:value-type="float" office:value="147.632942414136" calcext:value-type="float">
            <text:p>148 </text:p>
          </table:table-cell>
          <table:table-cell table:style-name="ce27" office:value-type="float" office:value="97025.1275880093" calcext:value-type="float">
            <text:p>97025 </text:p>
          </table:table-cell>
          <table:table-cell table:style-name="ce27" office:value-type="float" office:value="96951.3111168022" calcext:value-type="float">
            <text:p>96951 </text:p>
          </table:table-cell>
          <table:table-cell table:style-name="ce35" office:value-type="float" office:value="5150772.0549242" calcext:value-type="float">
            <text:p>5150772 </text:p>
          </table:table-cell>
          <table:table-cell table:style-name="ce43" office:value-type="float" office:value="53.0869907926898" calcext:value-type="float">
            <text:p>53,1 </text:p>
          </table:table-cell>
          <table:table-cell table:number-columns-repeated="1017"/>
        </table:table-row>
        <table:table-row table:style-name="ro1">
          <table:table-cell table:style-name="ce7" office:value-type="float" office:value="26" calcext:value-type="float">
            <text:p>26 </text:p>
          </table:table-cell>
          <table:table-cell table:style-name="ce22" office:value-type="float" office:value="1.51604404472188" calcext:value-type="float">
            <text:p>1,516 </text:p>
          </table:table-cell>
          <table:table-cell table:style-name="ce27" office:value-type="float" office:value="146.87054882503" calcext:value-type="float">
            <text:p>147 </text:p>
          </table:table-cell>
          <table:table-cell table:style-name="ce27" office:value-type="float" office:value="96877.4946455952" calcext:value-type="float">
            <text:p>96877 </text:p>
          </table:table-cell>
          <table:table-cell table:style-name="ce27" office:value-type="float" office:value="96804.0593711827" calcext:value-type="float">
            <text:p>96804 </text:p>
          </table:table-cell>
          <table:table-cell table:style-name="ce35" office:value-type="float" office:value="5053820.7438074" calcext:value-type="float">
            <text:p>5053821 </text:p>
          </table:table-cell>
          <table:table-cell table:style-name="ce43" office:value-type="float" office:value="52.1671288289987" calcext:value-type="float">
            <text:p>52,2 </text:p>
          </table:table-cell>
          <table:table-cell table:number-columns-repeated="1017"/>
        </table:table-row>
        <table:table-row table:style-name="ro1">
          <table:table-cell table:style-name="ce7" office:value-type="float" office:value="27" calcext:value-type="float">
            <text:p>27 </text:p>
          </table:table-cell>
          <table:table-cell table:style-name="ce22" office:value-type="float" office:value="1.52167415569984" calcext:value-type="float">
            <text:p>1,522 </text:p>
          </table:table-cell>
          <table:table-cell table:style-name="ce27" office:value-type="float" office:value="147.192490752771" calcext:value-type="float">
            <text:p>147 </text:p>
          </table:table-cell>
          <table:table-cell table:style-name="ce27" office:value-type="float" office:value="96730.6240967702" calcext:value-type="float">
            <text:p>96731 </text:p>
          </table:table-cell>
          <table:table-cell table:style-name="ce27" office:value-type="float" office:value="96657.0278513938" calcext:value-type="float">
            <text:p>96657 </text:p>
          </table:table-cell>
          <table:table-cell table:style-name="ce35" office:value-type="float" office:value="4957016.68443622" calcext:value-type="float">
            <text:p>4957017 </text:p>
          </table:table-cell>
          <table:table-cell table:style-name="ce43" office:value-type="float" office:value="51.2455774034619" calcext:value-type="float">
            <text:p>51,2 </text:p>
          </table:table-cell>
          <table:table-cell table:number-columns-repeated="1017"/>
        </table:table-row>
        <table:table-row table:style-name="ro1">
          <table:table-cell table:style-name="ce7" office:value-type="float" office:value="28" calcext:value-type="float">
            <text:p>28 </text:p>
          </table:table-cell>
          <table:table-cell table:style-name="ce22" office:value-type="float" office:value="1.54685012635258" calcext:value-type="float">
            <text:p>1,547 </text:p>
          </table:table-cell>
          <table:table-cell table:style-name="ce27" office:value-type="float" office:value="149.400093383334" calcext:value-type="float">
            <text:p>149 </text:p>
          </table:table-cell>
          <table:table-cell table:style-name="ce27" office:value-type="float" office:value="96583.4316060174" calcext:value-type="float">
            <text:p>96583 </text:p>
          </table:table-cell>
          <table:table-cell table:style-name="ce27" office:value-type="float" office:value="96508.7315593257" calcext:value-type="float">
            <text:p>96509 </text:p>
          </table:table-cell>
          <table:table-cell table:style-name="ce35" office:value-type="float" office:value="4860359.65658482" calcext:value-type="float">
            <text:p>4860360 </text:p>
          </table:table-cell>
          <table:table-cell table:style-name="ce43" office:value-type="float" office:value="50.3229133171741" calcext:value-type="float">
            <text:p>50,3 </text:p>
          </table:table-cell>
          <table:table-cell table:number-columns-repeated="1017"/>
        </table:table-row>
        <table:table-row table:style-name="ro1">
          <table:table-cell table:style-name="ce7" office:value-type="float" office:value="29" calcext:value-type="float">
            <text:p>29 </text:p>
          </table:table-cell>
          <table:table-cell table:style-name="ce22" office:value-type="float" office:value="1.58794697334149" calcext:value-type="float">
            <text:p>1,588 </text:p>
          </table:table-cell>
          <table:table-cell table:style-name="ce27" office:value-type="float" office:value="153.132128467605" calcext:value-type="float">
            <text:p>153 </text:p>
          </table:table-cell>
          <table:table-cell table:style-name="ce27" office:value-type="float" office:value="96434.0315126341" calcext:value-type="float">
            <text:p>96434 </text:p>
          </table:table-cell>
          <table:table-cell table:style-name="ce27" office:value-type="float" office:value="96357.4654484003" calcext:value-type="float">
            <text:p>96357 </text:p>
          </table:table-cell>
          <table:table-cell table:style-name="ce35" office:value-type="float" office:value="4763850.9250255" calcext:value-type="float">
            <text:p>4763851 </text:p>
          </table:table-cell>
          <table:table-cell table:style-name="ce43" office:value-type="float" office:value="49.4001012951675" calcext:value-type="float">
            <text:p>49,4 </text:p>
          </table:table-cell>
          <table:table-cell table:number-columns-repeated="1017"/>
        </table:table-row>
        <table:table-row table:style-name="ro1">
          <table:table-cell table:style-name="ce7" office:value-type="float" office:value="30" calcext:value-type="float">
            <text:p>30 </text:p>
          </table:table-cell>
          <table:table-cell table:style-name="ce22" office:value-type="float" office:value="1.6352215299529" calcext:value-type="float">
            <text:p>1,635 </text:p>
          </table:table-cell>
          <table:table-cell table:style-name="ce27" office:value-type="float" office:value="157.440599596218" calcext:value-type="float">
            <text:p>157 </text:p>
          </table:table-cell>
          <table:table-cell table:style-name="ce27" office:value-type="float" office:value="96280.8993841665" calcext:value-type="float">
            <text:p>96281 </text:p>
          </table:table-cell>
          <table:table-cell table:style-name="ce27" office:value-type="float" office:value="96202.1790843683" calcext:value-type="float">
            <text:p>96202 </text:p>
          </table:table-cell>
          <table:table-cell table:style-name="ce35" office:value-type="float" office:value="4667493.4595771" calcext:value-type="float">
            <text:p>4667493 </text:p>
          </table:table-cell>
          <table:table-cell table:style-name="ce43" office:value-type="float" office:value="48.4778755644307" calcext:value-type="float">
            <text:p>48,5 </text:p>
          </table:table-cell>
          <table:table-cell table:number-columns-repeated="1017"/>
        </table:table-row>
        <table:table-row table:style-name="ro1">
          <table:table-cell table:style-name="ce7" office:value-type="float" office:value="31" calcext:value-type="float">
            <text:p>31 </text:p>
          </table:table-cell>
          <table:table-cell table:style-name="ce22" office:value-type="float" office:value="1.68272093265018" calcext:value-type="float">
            <text:p>1,683 </text:p>
          </table:table-cell>
          <table:table-cell table:style-name="ce27" office:value-type="float" office:value="161.748956215533" calcext:value-type="float">
            <text:p>162 </text:p>
          </table:table-cell>
          <table:table-cell table:style-name="ce27" office:value-type="float" office:value="96123.4587845702" calcext:value-type="float">
            <text:p>96123 </text:p>
          </table:table-cell>
          <table:table-cell table:style-name="ce27" office:value-type="float" office:value="96042.5843064625" calcext:value-type="float">
            <text:p>96043 </text:p>
          </table:table-cell>
          <table:table-cell table:style-name="ce35" office:value-type="float" office:value="4571291.28049273" calcext:value-type="float">
            <text:p>4571291 </text:p>
          </table:table-cell>
          <table:table-cell table:style-name="ce43" office:value-type="float" office:value="47.556458520056" calcext:value-type="float">
            <text:p>47,6 </text:p>
          </table:table-cell>
          <table:table-cell table:number-columns-repeated="1017"/>
        </table:table-row>
        <table:table-row table:style-name="ro1">
          <table:table-cell table:style-name="ce7" office:value-type="float" office:value="32" calcext:value-type="float">
            <text:p>32 </text:p>
          </table:table-cell>
          <table:table-cell table:style-name="ce22" office:value-type="float" office:value="1.7343751863218" calcext:value-type="float">
            <text:p>1,734 </text:p>
          </table:table-cell>
          <table:table-cell table:style-name="ce27" office:value-type="float" office:value="166.433608363311" calcext:value-type="float">
            <text:p>166 </text:p>
          </table:table-cell>
          <table:table-cell table:style-name="ce27" office:value-type="float" office:value="95961.7098283547" calcext:value-type="float">
            <text:p>95962 </text:p>
          </table:table-cell>
          <table:table-cell table:style-name="ce27" office:value-type="float" office:value="95878.493024173" calcext:value-type="float">
            <text:p>95878 </text:p>
          </table:table-cell>
          <table:table-cell table:style-name="ce35" office:value-type="float" office:value="4475248.69618627" calcext:value-type="float">
            <text:p>4475249 </text:p>
          </table:table-cell>
          <table:table-cell table:style-name="ce43" office:value-type="float" office:value="46.6357748751151" calcext:value-type="float">
            <text:p>46,6 </text:p>
          </table:table-cell>
          <table:table-cell table:number-columns-repeated="1017"/>
        </table:table-row>
        <table:table-row table:style-name="ro1">
          <table:table-cell table:style-name="ce7" office:value-type="float" office:value="33" calcext:value-type="float">
            <text:p>33 </text:p>
          </table:table-cell>
          <table:table-cell table:style-name="ce22" office:value-type="float" office:value="1.78954102295496" calcext:value-type="float">
            <text:p>1,790 </text:p>
          </table:table-cell>
          <table:table-cell table:style-name="ce27" office:value-type="float" office:value="171.429576600976" calcext:value-type="float">
            <text:p>171 </text:p>
          </table:table-cell>
          <table:table-cell table:style-name="ce27" office:value-type="float" office:value="95795.2762199914" calcext:value-type="float">
            <text:p>95795 </text:p>
          </table:table-cell>
          <table:table-cell table:style-name="ce27" office:value-type="float" office:value="95709.5614316909" calcext:value-type="float">
            <text:p>95710 </text:p>
          </table:table-cell>
          <table:table-cell table:style-name="ce35" office:value-type="float" office:value="4379370.20316209" calcext:value-type="float">
            <text:p>4379370 </text:p>
          </table:table-cell>
          <table:table-cell table:style-name="ce43" office:value-type="float" office:value="45.7159306384271" calcext:value-type="float">
            <text:p>45,7 </text:p>
          </table:table-cell>
          <table:table-cell table:number-columns-repeated="1017"/>
        </table:table-row>
        <table:table-row table:style-name="ro1">
          <table:table-cell table:style-name="ce7" office:value-type="float" office:value="34" calcext:value-type="float">
            <text:p>34 </text:p>
          </table:table-cell>
          <table:table-cell table:style-name="ce22" office:value-type="float" office:value="1.8506169863046" calcext:value-type="float">
            <text:p>1,851 </text:p>
          </table:table-cell>
          <table:table-cell table:style-name="ce27" office:value-type="float" office:value="176.963114894044" calcext:value-type="float">
            <text:p>177 </text:p>
          </table:table-cell>
          <table:table-cell table:style-name="ce27" office:value-type="float" office:value="95623.8466433904" calcext:value-type="float">
            <text:p>95624 </text:p>
          </table:table-cell>
          <table:table-cell table:style-name="ce27" office:value-type="float" office:value="95535.3650859434" calcext:value-type="float">
            <text:p>95535 </text:p>
          </table:table-cell>
          <table:table-cell table:style-name="ce35" office:value-type="float" office:value="4283660.6417304" calcext:value-type="float">
            <text:p>4283661 </text:p>
          </table:table-cell>
          <table:table-cell table:style-name="ce43" office:value-type="float" office:value="44.7969914628664" calcext:value-type="float">
            <text:p>44,8 </text:p>
          </table:table-cell>
          <table:table-cell table:number-columns-repeated="1017"/>
        </table:table-row>
        <table:table-row table:style-name="ro1">
          <table:table-cell table:style-name="ce7" office:value-type="float" office:value="35" calcext:value-type="float">
            <text:p>35 </text:p>
          </table:table-cell>
          <table:table-cell table:style-name="ce22" office:value-type="float" office:value="1.92170580373473" calcext:value-type="float">
            <text:p>1,922 </text:p>
          </table:table-cell>
          <table:table-cell table:style-name="ce27" office:value-type="float" office:value="183.420830025104" calcext:value-type="float">
            <text:p>183 </text:p>
          </table:table-cell>
          <table:table-cell table:style-name="ce27" office:value-type="float" office:value="95446.8835284964" calcext:value-type="float">
            <text:p>95447 </text:p>
          </table:table-cell>
          <table:table-cell table:style-name="ce27" office:value-type="float" office:value="95355.1731134838" calcext:value-type="float">
            <text:p>95355 </text:p>
          </table:table-cell>
          <table:table-cell table:style-name="ce35" office:value-type="float" office:value="4188125.27664446" calcext:value-type="float">
            <text:p>4188125 </text:p>
          </table:table-cell>
          <table:table-cell table:style-name="ce43" office:value-type="float" office:value="43.8791202165764" calcext:value-type="float">
            <text:p>43,9 </text:p>
          </table:table-cell>
          <table:table-cell table:number-columns-repeated="1017"/>
        </table:table-row>
        <table:table-row table:style-name="ro1">
          <table:table-cell table:style-name="ce7" office:value-type="float" office:value="36" calcext:value-type="float">
            <text:p>36 </text:p>
          </table:table-cell>
          <table:table-cell table:style-name="ce22" office:value-type="float" office:value="2.00572727338033" calcext:value-type="float">
            <text:p>2,006 </text:p>
          </table:table-cell>
          <table:table-cell table:style-name="ce27" office:value-type="float" office:value="191.072525290973" calcext:value-type="float">
            <text:p>191 </text:p>
          </table:table-cell>
          <table:table-cell table:style-name="ce27" office:value-type="float" office:value="95263.4626984713" calcext:value-type="float">
            <text:p>95263 </text:p>
          </table:table-cell>
          <table:table-cell table:style-name="ce27" office:value-type="float" office:value="95167.9264358258" calcext:value-type="float">
            <text:p>95168 </text:p>
          </table:table-cell>
          <table:table-cell table:style-name="ce35" office:value-type="float" office:value="4092770.10353097" calcext:value-type="float">
            <text:p>4092770 </text:p>
          </table:table-cell>
          <table:table-cell table:style-name="ce43" office:value-type="float" office:value="42.9626426291625" calcext:value-type="float">
            <text:p>43,0 </text:p>
          </table:table-cell>
          <table:table-cell table:number-columns-repeated="1017"/>
        </table:table-row>
        <table:table-row table:style-name="ro1">
          <table:table-cell table:style-name="ce7" office:value-type="float" office:value="37" calcext:value-type="float">
            <text:p>37 </text:p>
          </table:table-cell>
          <table:table-cell table:style-name="ce22" office:value-type="float" office:value="2.10298090155288" calcext:value-type="float">
            <text:p>2,103 </text:p>
          </table:table-cell>
          <table:table-cell table:style-name="ce27" office:value-type="float" office:value="199.935420799182" calcext:value-type="float">
            <text:p>200 </text:p>
          </table:table-cell>
          <table:table-cell table:style-name="ce27" office:value-type="float" office:value="95072.3901731803" calcext:value-type="float">
            <text:p>95072 </text:p>
          </table:table-cell>
          <table:table-cell table:style-name="ce27" office:value-type="float" office:value="94972.4224627807" calcext:value-type="float">
            <text:p>94972 </text:p>
          </table:table-cell>
          <table:table-cell table:style-name="ce35" office:value-type="float" office:value="3997602.17709515" calcext:value-type="float">
            <text:p>3997602 </text:p>
          </table:table-cell>
          <table:table-cell table:style-name="ce43" office:value-type="float" office:value="42.0479822776441" calcext:value-type="float">
            <text:p>42,0 </text:p>
          </table:table-cell>
          <table:table-cell table:number-columns-repeated="1017"/>
        </table:table-row>
        <table:table-row table:style-name="ro1">
          <table:table-cell table:style-name="ce7" office:value-type="float" office:value="38" calcext:value-type="float">
            <text:p>38 </text:p>
          </table:table-cell>
          <table:table-cell table:style-name="ce22" office:value-type="float" office:value="2.21511233262551" calcext:value-type="float">
            <text:p>2,215 </text:p>
          </table:table-cell>
          <table:table-cell table:style-name="ce27" office:value-type="float" office:value="210.153144548455" calcext:value-type="float">
            <text:p>210 </text:p>
          </table:table-cell>
          <table:table-cell table:style-name="ce27" office:value-type="float" office:value="94872.4547523811" calcext:value-type="float">
            <text:p>94872 </text:p>
          </table:table-cell>
          <table:table-cell table:style-name="ce27" office:value-type="float" office:value="94767.3781801069" calcext:value-type="float">
            <text:p>94767 </text:p>
          </table:table-cell>
          <table:table-cell table:style-name="ce35" office:value-type="float" office:value="3902629.75463237" calcext:value-type="float">
            <text:p>3902630 </text:p>
          </table:table-cell>
          <table:table-cell table:style-name="ce43" office:value-type="float" office:value="41.135541025246" calcext:value-type="float">
            <text:p>41,1 </text:p>
          </table:table-cell>
          <table:table-cell table:number-columns-repeated="1017"/>
        </table:table-row>
        <table:table-row table:style-name="ro1">
          <table:table-cell table:style-name="ce7" office:value-type="float" office:value="39" calcext:value-type="float">
            <text:p>39 </text:p>
          </table:table-cell>
          <table:table-cell table:style-name="ce22" office:value-type="float" office:value="2.34328877404409" calcext:value-type="float">
            <text:p>2,343 </text:p>
          </table:table-cell>
          <table:table-cell table:style-name="ce27" office:value-type="float" office:value="221.82110868281" calcext:value-type="float">
            <text:p>222 </text:p>
          </table:table-cell>
          <table:table-cell table:style-name="ce27" office:value-type="float" office:value="94662.3016078327" calcext:value-type="float">
            <text:p>94662 </text:p>
          </table:table-cell>
          <table:table-cell table:style-name="ce27" office:value-type="float" office:value="94551.3910534912" calcext:value-type="float">
            <text:p>94551 </text:p>
          </table:table-cell>
          <table:table-cell table:style-name="ce35" office:value-type="float" office:value="3807862.37645226" calcext:value-type="float">
            <text:p>3807862 </text:p>
          </table:table-cell>
          <table:table-cell table:style-name="ce43" office:value-type="float" office:value="40.2257531432892" calcext:value-type="float">
            <text:p>40,2 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23"/>
          <table:table-cell table:style-name="ce28"/>
          <table:table-cell table:style-name="ce23" table:number-columns-repeated="3"/>
          <table:table-cell table:style-name="ce44"/>
          <table:table-cell table:number-columns-repeated="1017"/>
        </table:table-row>
        <table:table-row table:style-name="ro3" table:number-rows-repeated="2">
          <table:table-cell table:style-name="ce9"/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office:value-type="string" calcext:value-type="string">
            <text:p>Notas: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office:value-type="string" calcext:value-type="string">
            <text:p>N = 1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5">
          <table:table-cell table:style-name="ce11" office:value-type="string" calcext:value-type="string">
            <text:p>Q(X, N) = Probabilidades de morte entre as idades exatas X e X+N.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 office:value-type="string" calcext:value-type="string">
            <text:p>l(X) = Número de sobreviventes à idade exata X.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 office:value-type="string" calcext:value-type="string">
            <text:p>D(X, N) = Número de óbitos ocorridos entre as idades X e X+N.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 office:value-type="string" calcext:value-type="string">
            <text:p>L(X, N) = Número de pessoas-anos vividos entre as idades X e X+N.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2">
          <table:table-cell table:style-name="ce11" office:value-type="string" calcext:value-type="string">
            <text:p>T(X) = Número de pessoas-anos vividos a partir da idade X.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1" office:value-type="string" calcext:value-type="string">
            <text:p>E(X) = Expectativa de vida à idade X.</text:p>
          </table:table-cell>
          <table:table-cell/>
          <table:table-cell table:style-name="ce29"/>
          <table:table-cell table:number-columns-repeated="3"/>
          <table:table-cell table:style-name="ce45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7" table:number-rows-spanned="1">
            <text:p><text:s text:c="11"/>BRASIL: Tábua Completa de Mortalidade - Ambos os Sexos - 2017</text:p>
          </table:table-cell>
          <table:covered-table-cell table:style-name="ce17"/>
          <table:covered-table-cell table:style-name="ce30"/>
          <table:covered-table-cell table:number-columns-repeated="3" table:style-name="ce17"/>
          <table:covered-table-cell table:style-name="ce46"/>
          <table:table-cell table:number-columns-repeated="1017"/>
        </table:table-row>
        <table:table-row table:style-name="ro7">
          <table:table-cell table:style-name="ce3"/>
          <table:table-cell table:style-name="ce18"/>
          <table:table-cell table:style-name="ce31"/>
          <table:table-cell table:style-name="ce18" table:number-columns-repeated="2"/>
          <table:table-cell table:style-name="ce40"/>
          <table:table-cell table:style-name="ce47" office:value-type="string" calcext:value-type="string">
            <text:p><text:s text:c="5"/>(Conclusão)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dades</text:p>
          </table:table-cell>
          <table:table-cell table:style-name="ce19" office:value-type="string" calcext:value-type="string">
            <text:p>Probabilidades de Morte</text:p>
          </table:table-cell>
          <table:table-cell table:style-name="ce32" office:value-type="string" calcext:value-type="string">
            <text:p>Óbitos</text:p>
          </table:table-cell>
          <table:table-cell table:style-name="ce37" office:value-type="string" calcext:value-type="string" table:number-columns-spanned="1" table:number-rows-spanned="3">
            <text:p>l ( X )</text:p>
          </table:table-cell>
          <table:table-cell table:style-name="ce37" office:value-type="string" calcext:value-type="string" table:number-columns-spanned="1" table:number-rows-spanned="3">
            <text:p>L (X, N)</text:p>
          </table:table-cell>
          <table:table-cell table:style-name="ce37" office:value-type="string" calcext:value-type="string" table:number-columns-spanned="1" table:number-rows-spanned="3">
            <text:p>T(X)</text:p>
          </table:table-cell>
          <table:table-cell table:style-name="ce41" office:value-type="string" calcext:value-type="string">
            <text:p>Expectativa de Vid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xatas</text:p>
          </table:table-cell>
          <table:table-cell table:style-name="ce20" office:value-type="string" calcext:value-type="string">
            <text:p><text:s/>entre Duas Idades Exatas</text:p>
          </table:table-cell>
          <table:table-cell table:style-name="ce33" office:value-type="string" calcext:value-type="string">
            <text:p>D (X, N)</text:p>
          </table:table-cell>
          <table:covered-table-cell table:number-columns-repeated="3" table:style-name="ce38"/>
          <table:table-cell table:style-name="ce41" office:value-type="string" calcext:value-type="string">
            <text:p><text:s/>à Idade X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(X)</text:p>
          </table:table-cell>
          <table:table-cell table:style-name="ce21" office:value-type="string" calcext:value-type="string">
            <text:p>Q (X, N) <text:s text:c="2"/>(Por Mil)</text:p>
          </table:table-cell>
          <table:table-cell table:style-name="ce34"/>
          <table:covered-table-cell table:number-columns-repeated="3" table:style-name="ce39"/>
          <table:table-cell table:style-name="ce42" office:value-type="string" calcext:value-type="string">
            <text:p>E(X)</text:p>
          </table:table-cell>
          <table:table-cell table:number-columns-repeated="1017"/>
        </table:table-row>
        <table:table-row table:style-name="ro1">
          <table:table-cell table:style-name="ce13" office:value-type="float" office:value="40" calcext:value-type="float">
            <text:p>40 </text:p>
          </table:table-cell>
          <table:table-cell table:style-name="ce24" office:value-type="float" office:value="2.48595353063709" calcext:value-type="float">
            <text:p>2,486 </text:p>
          </table:table-cell>
          <table:table-cell table:style-name="ce27" office:value-type="float" office:value="234.774645931925" calcext:value-type="float">
            <text:p>235 </text:p>
          </table:table-cell>
          <table:table-cell table:style-name="ce27" office:value-type="float" office:value="94440.4804991498" calcext:value-type="float">
            <text:p>94440 </text:p>
          </table:table-cell>
          <table:table-cell table:style-name="ce27" office:value-type="float" office:value="94323.0931761839" calcext:value-type="float">
            <text:p>94323 </text:p>
          </table:table-cell>
          <table:table-cell table:style-name="ce35" office:value-type="float" office:value="3713310.98539877" calcext:value-type="float">
            <text:p>3713311 </text:p>
          </table:table-cell>
          <table:table-cell table:style-name="ce43" office:value-type="float" office:value="39.3190607012233" calcext:value-type="float">
            <text:p>39,3 </text:p>
          </table:table-cell>
          <table:table-cell table:number-columns-repeated="1017"/>
        </table:table-row>
        <table:table-row table:style-name="ro1">
          <table:table-cell table:style-name="ce14" office:value-type="float" office:value="41" calcext:value-type="float">
            <text:p>41 </text:p>
          </table:table-cell>
          <table:table-cell table:style-name="ce25" office:value-type="float" office:value="2.64616237542735" calcext:value-type="float">
            <text:p>2,646 </text:p>
          </table:table-cell>
          <table:table-cell table:style-name="ce27" office:value-type="float" office:value="249.283594379362" calcext:value-type="float">
            <text:p>249 </text:p>
          </table:table-cell>
          <table:table-cell table:style-name="ce27" office:value-type="float" office:value="94205.7058532179" calcext:value-type="float">
            <text:p>94206 </text:p>
          </table:table-cell>
          <table:table-cell table:style-name="ce27" office:value-type="float" office:value="94081.0640560282" calcext:value-type="float">
            <text:p>94081 </text:p>
          </table:table-cell>
          <table:table-cell table:style-name="ce35" office:value-type="float" office:value="3618987.89222259" calcext:value-type="float">
            <text:p>3618988 </text:p>
          </table:table-cell>
          <table:table-cell table:style-name="ce43" office:value-type="float" office:value="38.4158035805319" calcext:value-type="float">
            <text:p>38,4 </text:p>
          </table:table-cell>
          <table:table-cell table:number-columns-repeated="1017"/>
        </table:table-row>
        <table:table-row table:style-name="ro1">
          <table:table-cell table:style-name="ce14" office:value-type="float" office:value="42" calcext:value-type="float">
            <text:p>42 </text:p>
          </table:table-cell>
          <table:table-cell table:style-name="ce25" office:value-type="float" office:value="2.83005444311801" calcext:value-type="float">
            <text:p>2,830 </text:p>
          </table:table-cell>
          <table:table-cell table:style-name="ce27" office:value-type="float" office:value="265.901790273098" calcext:value-type="float">
            <text:p>266 </text:p>
          </table:table-cell>
          <table:table-cell table:style-name="ce27" office:value-type="float" office:value="93956.4222588385" calcext:value-type="float">
            <text:p>93956 </text:p>
          </table:table-cell>
          <table:table-cell table:style-name="ce27" office:value-type="float" office:value="93823.471363702" calcext:value-type="float">
            <text:p>93823 </text:p>
          </table:table-cell>
          <table:table-cell table:style-name="ce35" office:value-type="float" office:value="3524906.82816656" calcext:value-type="float">
            <text:p>3524907 </text:p>
          </table:table-cell>
          <table:table-cell table:style-name="ce43" office:value-type="float" office:value="37.5164011509066" calcext:value-type="float">
            <text:p>37,5 </text:p>
          </table:table-cell>
          <table:table-cell table:number-columns-repeated="1017"/>
        </table:table-row>
        <table:table-row table:style-name="ro1">
          <table:table-cell table:style-name="ce14" office:value-type="float" office:value="43" calcext:value-type="float">
            <text:p>43 </text:p>
          </table:table-cell>
          <table:table-cell table:style-name="ce25" office:value-type="float" office:value="3.04070638336337" calcext:value-type="float">
            <text:p>3,041 </text:p>
          </table:table-cell>
          <table:table-cell table:style-name="ce27" office:value-type="float" office:value="284.885363649404" calcext:value-type="float">
            <text:p>285 </text:p>
          </table:table-cell>
          <table:table-cell table:style-name="ce27" office:value-type="float" office:value="93690.5204685655" calcext:value-type="float">
            <text:p>93691 </text:p>
          </table:table-cell>
          <table:table-cell table:style-name="ce27" office:value-type="float" office:value="93548.0777867407" calcext:value-type="float">
            <text:p>93548 </text:p>
          </table:table-cell>
          <table:table-cell table:style-name="ce35" office:value-type="float" office:value="3431083.35680286" calcext:value-type="float">
            <text:p>3431083 </text:p>
          </table:table-cell>
          <table:table-cell table:style-name="ce43" office:value-type="float" office:value="36.6214568949271" calcext:value-type="float">
            <text:p>36,6 </text:p>
          </table:table-cell>
          <table:table-cell table:number-columns-repeated="1017"/>
        </table:table-row>
        <table:table-row table:style-name="ro1">
          <table:table-cell table:style-name="ce14" office:value-type="float" office:value="44" calcext:value-type="float">
            <text:p>44 </text:p>
          </table:table-cell>
          <table:table-cell table:style-name="ce25" office:value-type="float" office:value="3.27673978526434" calcext:value-type="float">
            <text:p>3,277 </text:p>
          </table:table-cell>
          <table:table-cell table:style-name="ce27" office:value-type="float" office:value="306.065960716162" calcext:value-type="float">
            <text:p>306 </text:p>
          </table:table-cell>
          <table:table-cell table:style-name="ce27" office:value-type="float" office:value="93405.635104916" calcext:value-type="float">
            <text:p>93406 </text:p>
          </table:table-cell>
          <table:table-cell table:style-name="ce27" office:value-type="float" office:value="93252.602124558" calcext:value-type="float">
            <text:p>93253 </text:p>
          </table:table-cell>
          <table:table-cell table:style-name="ce35" office:value-type="float" office:value="3337535.27901611" calcext:value-type="float">
            <text:p>3337535 </text:p>
          </table:table-cell>
          <table:table-cell table:style-name="ce43" office:value-type="float" office:value="35.7316266333107" calcext:value-type="float">
            <text:p>35,7 </text:p>
          </table:table-cell>
          <table:table-cell table:number-columns-repeated="1017"/>
        </table:table-row>
        <table:table-row table:style-name="ro1">
          <table:table-cell table:style-name="ce14" office:value-type="float" office:value="45" calcext:value-type="float">
            <text:p>45 </text:p>
          </table:table-cell>
          <table:table-cell table:style-name="ce25" office:value-type="float" office:value="3.53518999132267" calcext:value-type="float">
            <text:p>3,535 </text:p>
          </table:table-cell>
          <table:table-cell table:style-name="ce27" office:value-type="float" office:value="329.124665035028" calcext:value-type="float">
            <text:p>329 </text:p>
          </table:table-cell>
          <table:table-cell table:style-name="ce27" office:value-type="float" office:value="93099.5691441999" calcext:value-type="float">
            <text:p>93100 </text:p>
          </table:table-cell>
          <table:table-cell table:style-name="ce27" office:value-type="float" office:value="92935.0068116824" calcext:value-type="float">
            <text:p>92935 </text:p>
          </table:table-cell>
          <table:table-cell table:style-name="ce35" office:value-type="float" office:value="3244282.67689156" calcext:value-type="float">
            <text:p>3244283 </text:p>
          </table:table-cell>
          <table:table-cell table:style-name="ce43" office:value-type="float" office:value="34.8474510324163" calcext:value-type="float">
            <text:p>34,8 </text:p>
          </table:table-cell>
          <table:table-cell table:number-columns-repeated="1017"/>
        </table:table-row>
        <table:table-row table:style-name="ro1">
          <table:table-cell table:style-name="ce14" office:value-type="float" office:value="46" calcext:value-type="float">
            <text:p>46 </text:p>
          </table:table-cell>
          <table:table-cell table:style-name="ce25" office:value-type="float" office:value="3.81333701436206" calcext:value-type="float">
            <text:p>3,813 </text:p>
          </table:table-cell>
          <table:table-cell table:style-name="ce27" office:value-type="float" office:value="353.76496977122" calcext:value-type="float">
            <text:p>354 </text:p>
          </table:table-cell>
          <table:table-cell table:style-name="ce27" office:value-type="float" office:value="92770.4444791649" calcext:value-type="float">
            <text:p>92770 </text:p>
          </table:table-cell>
          <table:table-cell table:style-name="ce27" office:value-type="float" office:value="92593.5619942792" calcext:value-type="float">
            <text:p>92594 </text:p>
          </table:table-cell>
          <table:table-cell table:style-name="ce35" office:value-type="float" office:value="3151347.67007987" calcext:value-type="float">
            <text:p>3151348 </text:p>
          </table:table-cell>
          <table:table-cell table:style-name="ce43" office:value-type="float" office:value="33.9693065800459" calcext:value-type="float">
            <text:p>34,0 </text:p>
          </table:table-cell>
          <table:table-cell table:number-columns-repeated="1017"/>
        </table:table-row>
        <table:table-row table:style-name="ro1">
          <table:table-cell table:style-name="ce14" office:value-type="float" office:value="47" calcext:value-type="float">
            <text:p>47 </text:p>
          </table:table-cell>
          <table:table-cell table:style-name="ce25" office:value-type="float" office:value="4.11151192764995" calcext:value-type="float">
            <text:p>4,112 </text:p>
          </table:table-cell>
          <table:table-cell table:style-name="ce27" office:value-type="float" office:value="379.972280116675" calcext:value-type="float">
            <text:p>380 </text:p>
          </table:table-cell>
          <table:table-cell table:style-name="ce27" office:value-type="float" office:value="92416.6795093936" calcext:value-type="float">
            <text:p>92417 </text:p>
          </table:table-cell>
          <table:table-cell table:style-name="ce27" office:value-type="float" office:value="92226.6933693353" calcext:value-type="float">
            <text:p>92227 </text:p>
          </table:table-cell>
          <table:table-cell table:style-name="ce35" office:value-type="float" office:value="3058754.1080856" calcext:value-type="float">
            <text:p>3058754 </text:p>
          </table:table-cell>
          <table:table-cell table:style-name="ce43" office:value-type="float" office:value="33.0974248839431" calcext:value-type="float">
            <text:p>33,1 </text:p>
          </table:table-cell>
          <table:table-cell table:number-columns-repeated="1017"/>
        </table:table-row>
        <table:table-row table:style-name="ro1">
          <table:table-cell table:style-name="ce14" office:value-type="float" office:value="48" calcext:value-type="float">
            <text:p>48 </text:p>
          </table:table-cell>
          <table:table-cell table:style-name="ce25" office:value-type="float" office:value="4.42917099595258" calcext:value-type="float">
            <text:p>4,429 </text:p>
          </table:table-cell>
          <table:table-cell table:style-name="ce27" office:value-type="float" office:value="407.646314222893" calcext:value-type="float">
            <text:p>408 </text:p>
          </table:table-cell>
          <table:table-cell table:style-name="ce27" office:value-type="float" office:value="92036.707229277" calcext:value-type="float">
            <text:p>92037 </text:p>
          </table:table-cell>
          <table:table-cell table:style-name="ce27" office:value-type="float" office:value="91832.8840721655" calcext:value-type="float">
            <text:p>91833 </text:p>
          </table:table-cell>
          <table:table-cell table:style-name="ce35" office:value-type="float" office:value="2966527.41471626" calcext:value-type="float">
            <text:p>2966527 </text:p>
          </table:table-cell>
          <table:table-cell table:style-name="ce43" office:value-type="float" office:value="32.2320029043" calcext:value-type="float">
            <text:p>32,2 </text:p>
          </table:table-cell>
          <table:table-cell table:number-columns-repeated="1017"/>
        </table:table-row>
        <table:table-row table:style-name="ro1">
          <table:table-cell table:style-name="ce14" office:value-type="float" office:value="49" calcext:value-type="float">
            <text:p>49 </text:p>
          </table:table-cell>
          <table:table-cell table:style-name="ce25" office:value-type="float" office:value="4.76825865186955" calcext:value-type="float">
            <text:p>4,768 </text:p>
          </table:table-cell>
          <table:table-cell table:style-name="ce27" office:value-type="float" office:value="436.911062470888" calcext:value-type="float">
            <text:p>437 </text:p>
          </table:table-cell>
          <table:table-cell table:style-name="ce27" office:value-type="float" office:value="91629.0609150541" calcext:value-type="float">
            <text:p>91629 </text:p>
          </table:table-cell>
          <table:table-cell table:style-name="ce27" office:value-type="float" office:value="91410.6053838186" calcext:value-type="float">
            <text:p>91411 </text:p>
          </table:table-cell>
          <table:table-cell table:style-name="ce35" office:value-type="float" office:value="2874694.53064409" calcext:value-type="float">
            <text:p>2874695 </text:p>
          </table:table-cell>
          <table:table-cell table:style-name="ce43" office:value-type="float" office:value="31.3731746449865" calcext:value-type="float">
            <text:p>31,4 </text:p>
          </table:table-cell>
          <table:table-cell table:number-columns-repeated="1017"/>
        </table:table-row>
        <table:table-row table:style-name="ro1">
          <table:table-cell table:style-name="ce14" office:value-type="float" office:value="50" calcext:value-type="float">
            <text:p>50 </text:p>
          </table:table-cell>
          <table:table-cell table:style-name="ce25" office:value-type="float" office:value="5.13388027904412" calcext:value-type="float">
            <text:p>5,134 </text:p>
          </table:table-cell>
          <table:table-cell table:style-name="ce27" office:value-type="float" office:value="468.169579731813" calcext:value-type="float">
            <text:p>468 </text:p>
          </table:table-cell>
          <table:table-cell table:style-name="ce27" office:value-type="float" office:value="91192.1498525832" calcext:value-type="float">
            <text:p>91192 </text:p>
          </table:table-cell>
          <table:table-cell table:style-name="ce27" office:value-type="float" office:value="90958.0650627173" calcext:value-type="float">
            <text:p>90958 </text:p>
          </table:table-cell>
          <table:table-cell table:style-name="ce35" office:value-type="float" office:value="2783283.92526028" calcext:value-type="float">
            <text:p>2783284 </text:p>
          </table:table-cell>
          <table:table-cell table:style-name="ce43" office:value-type="float" office:value="30.5210912316422" calcext:value-type="float">
            <text:p>30,5 </text:p>
          </table:table-cell>
          <table:table-cell table:number-columns-repeated="1017"/>
        </table:table-row>
        <table:table-row table:style-name="ro1">
          <table:table-cell table:style-name="ce14" office:value-type="float" office:value="51" calcext:value-type="float">
            <text:p>51 </text:p>
          </table:table-cell>
          <table:table-cell table:style-name="ce25" office:value-type="float" office:value="5.52729701926594" calcext:value-type="float">
            <text:p>5,527 </text:p>
          </table:table-cell>
          <table:table-cell table:style-name="ce27" office:value-type="float" office:value="501.458385738074" calcext:value-type="float">
            <text:p>501 </text:p>
          </table:table-cell>
          <table:table-cell table:style-name="ce27" office:value-type="float" office:value="90723.9802728514" calcext:value-type="float">
            <text:p>90724 </text:p>
          </table:table-cell>
          <table:table-cell table:style-name="ce27" office:value-type="float" office:value="90473.2510799823" calcext:value-type="float">
            <text:p>90473 </text:p>
          </table:table-cell>
          <table:table-cell table:style-name="ce35" office:value-type="float" office:value="2692325.86019756" calcext:value-type="float">
            <text:p>2692326 </text:p>
          </table:table-cell>
          <table:table-cell table:style-name="ce43" office:value-type="float" office:value="29.676011260754" calcext:value-type="float">
            <text:p>29,7 </text:p>
          </table:table-cell>
          <table:table-cell table:number-columns-repeated="1017"/>
        </table:table-row>
        <table:table-row table:style-name="ro1">
          <table:table-cell table:style-name="ce14" office:value-type="float" office:value="52" calcext:value-type="float">
            <text:p>52 </text:p>
          </table:table-cell>
          <table:table-cell table:style-name="ce25" office:value-type="float" office:value="5.94594495651909" calcext:value-type="float">
            <text:p>5,946 </text:p>
          </table:table-cell>
          <table:table-cell table:style-name="ce27" office:value-type="float" office:value="536.458148979115" calcext:value-type="float">
            <text:p>536 </text:p>
          </table:table-cell>
          <table:table-cell table:style-name="ce27" office:value-type="float" office:value="90222.5218871133" calcext:value-type="float">
            <text:p>90223 </text:p>
          </table:table-cell>
          <table:table-cell table:style-name="ce27" office:value-type="float" office:value="89954.2928126237" calcext:value-type="float">
            <text:p>89954 </text:p>
          </table:table-cell>
          <table:table-cell table:style-name="ce35" office:value-type="float" office:value="2601852.60911758" calcext:value-type="float">
            <text:p>2601853 </text:p>
          </table:table-cell>
          <table:table-cell table:style-name="ce43" office:value-type="float" office:value="28.838172051686" calcext:value-type="float">
            <text:p>28,8 </text:p>
          </table:table-cell>
          <table:table-cell table:number-columns-repeated="1017"/>
        </table:table-row>
        <table:table-row table:style-name="ro1">
          <table:table-cell table:style-name="ce14" office:value-type="float" office:value="53" calcext:value-type="float">
            <text:p>53 </text:p>
          </table:table-cell>
          <table:table-cell table:style-name="ce25" office:value-type="float" office:value="6.39041618641996" calcext:value-type="float">
            <text:p>6,390 </text:p>
          </table:table-cell>
          <table:table-cell table:style-name="ce27" office:value-type="float" office:value="573.131273408465" calcext:value-type="float">
            <text:p>573 </text:p>
          </table:table-cell>
          <table:table-cell table:style-name="ce27" office:value-type="float" office:value="89686.0637381342" calcext:value-type="float">
            <text:p>89686 </text:p>
          </table:table-cell>
          <table:table-cell table:style-name="ce27" office:value-type="float" office:value="89399.49810143" calcext:value-type="float">
            <text:p>89399 </text:p>
          </table:table-cell>
          <table:table-cell table:style-name="ce35" office:value-type="float" office:value="2511898.31630495" calcext:value-type="float">
            <text:p>2511898 </text:p>
          </table:table-cell>
          <table:table-cell table:style-name="ce43" office:value-type="float" office:value="28.0076771307436" calcext:value-type="float">
            <text:p>28,0 </text:p>
          </table:table-cell>
          <table:table-cell table:number-columns-repeated="1017"/>
        </table:table-row>
        <table:table-row table:style-name="ro1">
          <table:table-cell table:style-name="ce14" office:value-type="float" office:value="54" calcext:value-type="float">
            <text:p>54 </text:p>
          </table:table-cell>
          <table:table-cell table:style-name="ce25" office:value-type="float" office:value="6.86422417072582" calcext:value-type="float">
            <text:p>6,864 </text:p>
          </table:table-cell>
          <table:table-cell table:style-name="ce27" office:value-type="float" office:value="611.691144948628" calcext:value-type="float">
            <text:p>612 </text:p>
          </table:table-cell>
          <table:table-cell table:style-name="ce27" office:value-type="float" office:value="89112.9324647257" calcext:value-type="float">
            <text:p>89113 </text:p>
          </table:table-cell>
          <table:table-cell table:style-name="ce27" office:value-type="float" office:value="88807.0868922514" calcext:value-type="float">
            <text:p>88807 </text:p>
          </table:table-cell>
          <table:table-cell table:style-name="ce35" office:value-type="float" office:value="2422498.81820352" calcext:value-type="float">
            <text:p>2422499 </text:p>
          </table:table-cell>
          <table:table-cell table:style-name="ce43" office:value-type="float" office:value="27.1845932032642" calcext:value-type="float">
            <text:p>27,2 </text:p>
          </table:table-cell>
          <table:table-cell table:number-columns-repeated="1017"/>
        </table:table-row>
        <table:table-row table:style-name="ro1">
          <table:table-cell table:style-name="ce14" office:value-type="float" office:value="55" calcext:value-type="float">
            <text:p>55 </text:p>
          </table:table-cell>
          <table:table-cell table:style-name="ce25" office:value-type="float" office:value="7.379137451309" calcext:value-type="float">
            <text:p>7,379 </text:p>
          </table:table-cell>
          <table:table-cell table:style-name="ce27" office:value-type="float" office:value="653.062824310102" calcext:value-type="float">
            <text:p>653 </text:p>
          </table:table-cell>
          <table:table-cell table:style-name="ce27" office:value-type="float" office:value="88501.2413197771" calcext:value-type="float">
            <text:p>88501 </text:p>
          </table:table-cell>
          <table:table-cell table:style-name="ce27" office:value-type="float" office:value="88174.7099076221" calcext:value-type="float">
            <text:p>88175 </text:p>
          </table:table-cell>
          <table:table-cell table:style-name="ce35" office:value-type="float" office:value="2333691.73131127" calcext:value-type="float">
            <text:p>2333692 </text:p>
          </table:table-cell>
          <table:table-cell table:style-name="ce43" office:value-type="float" office:value="26.3690282363279" calcext:value-type="float">
            <text:p>26,4 </text:p>
          </table:table-cell>
          <table:table-cell table:number-columns-repeated="1017"/>
        </table:table-row>
        <table:table-row table:style-name="ro1">
          <table:table-cell table:style-name="ce14" office:value-type="float" office:value="56" calcext:value-type="float">
            <text:p>56 </text:p>
          </table:table-cell>
          <table:table-cell table:style-name="ce25" office:value-type="float" office:value="7.93472552672848" calcext:value-type="float">
            <text:p>7,935 </text:p>
          </table:table-cell>
          <table:table-cell table:style-name="ce27" office:value-type="float" office:value="697.051184384582" calcext:value-type="float">
            <text:p>697 </text:p>
          </table:table-cell>
          <table:table-cell table:style-name="ce27" office:value-type="float" office:value="87848.178495467" calcext:value-type="float">
            <text:p>87848 </text:p>
          </table:table-cell>
          <table:table-cell table:style-name="ce27" office:value-type="float" office:value="87499.6529032747" calcext:value-type="float">
            <text:p>87500 </text:p>
          </table:table-cell>
          <table:table-cell table:style-name="ce35" office:value-type="float" office:value="2245517.02140365" calcext:value-type="float">
            <text:p>2245517 </text:p>
          </table:table-cell>
          <table:table-cell table:style-name="ce43" office:value-type="float" office:value="25.5613384348034" calcext:value-type="float">
            <text:p>25,6 </text:p>
          </table:table-cell>
          <table:table-cell table:number-columns-repeated="1017"/>
        </table:table-row>
        <table:table-row table:style-name="ro1">
          <table:table-cell table:style-name="ce14" office:value-type="float" office:value="57" calcext:value-type="float">
            <text:p>57 </text:p>
          </table:table-cell>
          <table:table-cell table:style-name="ce25" office:value-type="float" office:value="8.52138948554943" calcext:value-type="float">
            <text:p>8,521 </text:p>
          </table:table-cell>
          <table:table-cell table:style-name="ce27" office:value-type="float" office:value="742.648699922437" calcext:value-type="float">
            <text:p>743 </text:p>
          </table:table-cell>
          <table:table-cell table:style-name="ce27" office:value-type="float" office:value="87151.1273110824" calcext:value-type="float">
            <text:p>87151 </text:p>
          </table:table-cell>
          <table:table-cell table:style-name="ce27" office:value-type="float" office:value="86779.8029611212" calcext:value-type="float">
            <text:p>86780 </text:p>
          </table:table-cell>
          <table:table-cell table:style-name="ce35" office:value-type="float" office:value="2158017.36850038" calcext:value-type="float">
            <text:p>2158017 </text:p>
          </table:table-cell>
          <table:table-cell table:style-name="ce43" office:value-type="float" office:value="24.7617837552166" calcext:value-type="float">
            <text:p>24,8 </text:p>
          </table:table-cell>
          <table:table-cell table:number-columns-repeated="1017"/>
        </table:table-row>
        <table:table-row table:style-name="ro1">
          <table:table-cell table:style-name="ce14" office:value-type="float" office:value="58" calcext:value-type="float">
            <text:p>58 </text:p>
          </table:table-cell>
          <table:table-cell table:style-name="ce25" office:value-type="float" office:value="9.13841419931472" calcext:value-type="float">
            <text:p>9,138 </text:p>
          </table:table-cell>
          <table:table-cell table:style-name="ce27" office:value-type="float" office:value="789.636467881407" calcext:value-type="float">
            <text:p>790 </text:p>
          </table:table-cell>
          <table:table-cell table:style-name="ce27" office:value-type="float" office:value="86408.47861116" calcext:value-type="float">
            <text:p>86408 </text:p>
          </table:table-cell>
          <table:table-cell table:style-name="ce27" office:value-type="float" office:value="86013.6603772193" calcext:value-type="float">
            <text:p>86014 </text:p>
          </table:table-cell>
          <table:table-cell table:style-name="ce35" office:value-type="float" office:value="2071237.56553925" calcext:value-type="float">
            <text:p>2071238 </text:p>
          </table:table-cell>
          <table:table-cell table:style-name="ce43" office:value-type="float" office:value="23.9703047528457" calcext:value-type="float">
            <text:p>24,0 </text:p>
          </table:table-cell>
          <table:table-cell table:number-columns-repeated="1017"/>
        </table:table-row>
        <table:table-row table:style-name="ro1">
          <table:table-cell table:style-name="ce14" office:value-type="float" office:value="59" calcext:value-type="float">
            <text:p>59 </text:p>
          </table:table-cell>
          <table:table-cell table:style-name="ce25" office:value-type="float" office:value="9.79709629777757" calcext:value-type="float">
            <text:p>9,797 </text:p>
          </table:table-cell>
          <table:table-cell table:style-name="ce27" office:value-type="float" office:value="838.816041381916" calcext:value-type="float">
            <text:p>839 </text:p>
          </table:table-cell>
          <table:table-cell table:style-name="ce27" office:value-type="float" office:value="85618.8421432786" calcext:value-type="float">
            <text:p>85619 </text:p>
          </table:table-cell>
          <table:table-cell table:style-name="ce27" office:value-type="float" office:value="85199.4341225876" calcext:value-type="float">
            <text:p>85199 </text:p>
          </table:table-cell>
          <table:table-cell table:style-name="ce35" office:value-type="float" office:value="1985223.90516203" calcext:value-type="float">
            <text:p>1985224 </text:p>
          </table:table-cell>
          <table:table-cell table:style-name="ce43" office:value-type="float" office:value="23.1867642152865" calcext:value-type="float">
            <text:p>23,2 </text:p>
          </table:table-cell>
          <table:table-cell table:number-columns-repeated="1017"/>
        </table:table-row>
        <table:table-row table:style-name="ro1">
          <table:table-cell table:style-name="ce14" office:value-type="float" office:value="60" calcext:value-type="float">
            <text:p>60 </text:p>
          </table:table-cell>
          <table:table-cell table:style-name="ce25" office:value-type="float" office:value="10.5104308530291" calcext:value-type="float">
            <text:p>10,510 </text:p>
          </table:table-cell>
          <table:table-cell table:style-name="ce27" office:value-type="float" office:value="891.074602061989" calcext:value-type="float">
            <text:p>891 </text:p>
          </table:table-cell>
          <table:table-cell table:style-name="ce27" office:value-type="float" office:value="84780.0261018966" calcext:value-type="float">
            <text:p>84780 </text:p>
          </table:table-cell>
          <table:table-cell table:style-name="ce27" office:value-type="float" office:value="84334.4888008657" calcext:value-type="float">
            <text:p>84334 </text:p>
          </table:table-cell>
          <table:table-cell table:style-name="ce35" office:value-type="float" office:value="1900024.47103945" calcext:value-type="float">
            <text:p>1900024 </text:p>
          </table:table-cell>
          <table:table-cell table:style-name="ce43" office:value-type="float" office:value="22.4112277195553" calcext:value-type="float">
            <text:p>22,4 </text:p>
          </table:table-cell>
          <table:table-cell table:number-columns-repeated="1017"/>
        </table:table-row>
        <table:table-row table:style-name="ro1">
          <table:table-cell table:style-name="ce14" office:value-type="float" office:value="61" calcext:value-type="float">
            <text:p>61 </text:p>
          </table:table-cell>
          <table:table-cell table:style-name="ce25" office:value-type="float" office:value="11.2975151439315" calcext:value-type="float">
            <text:p>11,298 </text:p>
          </table:table-cell>
          <table:table-cell table:style-name="ce27" office:value-type="float" office:value="947.736699977916" calcext:value-type="float">
            <text:p>948 </text:p>
          </table:table-cell>
          <table:table-cell table:style-name="ce27" office:value-type="float" office:value="83888.9514998347" calcext:value-type="float">
            <text:p>83889 </text:p>
          </table:table-cell>
          <table:table-cell table:style-name="ce27" office:value-type="float" office:value="83415.0831498457" calcext:value-type="float">
            <text:p>83415 </text:p>
          </table:table-cell>
          <table:table-cell table:style-name="ce35" office:value-type="float" office:value="1815689.98223858" calcext:value-type="float">
            <text:p>1815690 </text:p>
          </table:table-cell>
          <table:table-cell table:style-name="ce43" office:value-type="float" office:value="21.6439703891419" calcext:value-type="float">
            <text:p>21,6 </text:p>
          </table:table-cell>
          <table:table-cell table:number-columns-repeated="1017"/>
        </table:table-row>
        <table:table-row table:style-name="ro1">
          <table:table-cell table:style-name="ce14" office:value-type="float" office:value="62" calcext:value-type="float">
            <text:p>62 </text:p>
          </table:table-cell>
          <table:table-cell table:style-name="ce25" office:value-type="float" office:value="12.174113078725" calcext:value-type="float">
            <text:p>12,174 </text:p>
          </table:table-cell>
          <table:table-cell table:style-name="ce27" office:value-type="float" office:value="1009.73572786028" calcext:value-type="float">
            <text:p>1010 </text:p>
          </table:table-cell>
          <table:table-cell table:style-name="ce27" office:value-type="float" office:value="82941.2147998567" calcext:value-type="float">
            <text:p>82941 </text:p>
          </table:table-cell>
          <table:table-cell table:style-name="ce27" office:value-type="float" office:value="82436.3469359266" calcext:value-type="float">
            <text:p>82436 </text:p>
          </table:table-cell>
          <table:table-cell table:style-name="ce35" office:value-type="float" office:value="1732274.89908874" calcext:value-type="float">
            <text:p>1732275 </text:p>
          </table:table-cell>
          <table:table-cell table:style-name="ce43" office:value-type="float" office:value="20.8855742379569" calcext:value-type="float">
            <text:p>20,9 </text:p>
          </table:table-cell>
          <table:table-cell table:number-columns-repeated="1017"/>
        </table:table-row>
        <table:table-row table:style-name="ro1">
          <table:table-cell table:style-name="ce14" office:value-type="float" office:value="63" calcext:value-type="float">
            <text:p>63 </text:p>
          </table:table-cell>
          <table:table-cell table:style-name="ce25" office:value-type="float" office:value="13.1559150125201" calcext:value-type="float">
            <text:p>13,156 </text:p>
          </table:table-cell>
          <table:table-cell table:style-name="ce27" office:value-type="float" office:value="1077.88357552125" calcext:value-type="float">
            <text:p>1078 </text:p>
          </table:table-cell>
          <table:table-cell table:style-name="ce27" office:value-type="float" office:value="81931.4790719965" calcext:value-type="float">
            <text:p>81931 </text:p>
          </table:table-cell>
          <table:table-cell table:style-name="ce27" office:value-type="float" office:value="81392.5372842358" calcext:value-type="float">
            <text:p>81393 </text:p>
          </table:table-cell>
          <table:table-cell table:style-name="ce35" office:value-type="float" office:value="1649838.55215281" calcext:value-type="float">
            <text:p>1649839 </text:p>
          </table:table-cell>
          <table:table-cell table:style-name="ce43" office:value-type="float" office:value="20.1368090853459" calcext:value-type="float">
            <text:p>20,1 </text:p>
          </table:table-cell>
          <table:table-cell table:number-columns-repeated="1017"/>
        </table:table-row>
        <table:table-row table:style-name="ro1">
          <table:table-cell table:style-name="ce14" office:value-type="float" office:value="64" calcext:value-type="float">
            <text:p>64 </text:p>
          </table:table-cell>
          <table:table-cell table:style-name="ce25" office:value-type="float" office:value="14.2472485917585" calcext:value-type="float">
            <text:p>14,247 </text:p>
          </table:table-cell>
          <table:table-cell table:style-name="ce27" office:value-type="float" office:value="1151.94127457577" calcext:value-type="float">
            <text:p>1152 </text:p>
          </table:table-cell>
          <table:table-cell table:style-name="ce27" office:value-type="float" office:value="80853.5954964752" calcext:value-type="float">
            <text:p>80854 </text:p>
          </table:table-cell>
          <table:table-cell table:style-name="ce27" office:value-type="float" office:value="80277.6248591873" calcext:value-type="float">
            <text:p>80278 </text:p>
          </table:table-cell>
          <table:table-cell table:style-name="ce35" office:value-type="float" office:value="1568446.01486857" calcext:value-type="float">
            <text:p>1568446 </text:p>
          </table:table-cell>
          <table:table-cell table:style-name="ce43" office:value-type="float" office:value="19.3985932875051" calcext:value-type="float">
            <text:p>19,4 </text:p>
          </table:table-cell>
          <table:table-cell table:number-columns-repeated="1017"/>
        </table:table-row>
        <table:table-row table:style-name="ro1">
          <table:table-cell table:style-name="ce14" office:value-type="float" office:value="65" calcext:value-type="float">
            <text:p>65 </text:p>
          </table:table-cell>
          <table:table-cell table:style-name="ce25" office:value-type="float" office:value="15.4264488374217" calcext:value-type="float">
            <text:p>15,426 </text:p>
          </table:table-cell>
          <table:table-cell table:style-name="ce27" office:value-type="float" office:value="1229.513491112" calcext:value-type="float">
            <text:p>1230 </text:p>
          </table:table-cell>
          <table:table-cell table:style-name="ce27" office:value-type="float" office:value="79701.6542218994" calcext:value-type="float">
            <text:p>79702 </text:p>
          </table:table-cell>
          <table:table-cell table:style-name="ce27" office:value-type="float" office:value="79086.8974763434" calcext:value-type="float">
            <text:p>79087 </text:p>
          </table:table-cell>
          <table:table-cell table:style-name="ce35" office:value-type="float" office:value="1488168.39000939" calcext:value-type="float">
            <text:p>1488168 </text:p>
          </table:table-cell>
          <table:table-cell table:style-name="ce43" office:value-type="float" office:value="18.6717378019048" calcext:value-type="float">
            <text:p>18,7 </text:p>
          </table:table-cell>
          <table:table-cell table:number-columns-repeated="1017"/>
        </table:table-row>
        <table:table-row table:style-name="ro1">
          <table:table-cell table:style-name="ce14" office:value-type="float" office:value="66" calcext:value-type="float">
            <text:p>66 </text:p>
          </table:table-cell>
          <table:table-cell table:style-name="ce25" office:value-type="float" office:value="16.7120618248132" calcext:value-type="float">
            <text:p>16,712 </text:p>
          </table:table-cell>
          <table:table-cell table:style-name="ce27" office:value-type="float" office:value="1311.43126741836" calcext:value-type="float">
            <text:p>1311 </text:p>
          </table:table-cell>
          <table:table-cell table:style-name="ce27" office:value-type="float" office:value="78472.1407307875" calcext:value-type="float">
            <text:p>78472 </text:p>
          </table:table-cell>
          <table:table-cell table:style-name="ce27" office:value-type="float" office:value="77816.4250970783" calcext:value-type="float">
            <text:p>77816 </text:p>
          </table:table-cell>
          <table:table-cell table:style-name="ce35" office:value-type="float" office:value="1409081.49253304" calcext:value-type="float">
            <text:p>1409081 </text:p>
          </table:table-cell>
          <table:table-cell table:style-name="ce43" office:value-type="float" office:value="17.9564553663337" calcext:value-type="float">
            <text:p>18,0 </text:p>
          </table:table-cell>
          <table:table-cell table:number-columns-repeated="1017"/>
        </table:table-row>
        <table:table-row table:style-name="ro1">
          <table:table-cell table:style-name="ce14" office:value-type="float" office:value="67" calcext:value-type="float">
            <text:p>67 </text:p>
          </table:table-cell>
          <table:table-cell table:style-name="ce25" office:value-type="float" office:value="18.1578584727342" calcext:value-type="float">
            <text:p>18,158 </text:p>
          </table:table-cell>
          <table:table-cell table:style-name="ce27" office:value-type="float" office:value="1401.07324209162" calcext:value-type="float">
            <text:p>1401 </text:p>
          </table:table-cell>
          <table:table-cell table:style-name="ce27" office:value-type="float" office:value="77160.7094633691" calcext:value-type="float">
            <text:p>77161 </text:p>
          </table:table-cell>
          <table:table-cell table:style-name="ce27" office:value-type="float" office:value="76460.1728423233" calcext:value-type="float">
            <text:p>76460 </text:p>
          </table:table-cell>
          <table:table-cell table:style-name="ce35" office:value-type="float" office:value="1331265.06743596" calcext:value-type="float">
            <text:p>1331265 </text:p>
          </table:table-cell>
          <table:table-cell table:style-name="ce43" office:value-type="float" office:value="17.2531470575444" calcext:value-type="float">
            <text:p>17,3 </text:p>
          </table:table-cell>
          <table:table-cell table:number-columns-repeated="1017"/>
        </table:table-row>
        <table:table-row table:style-name="ro1">
          <table:table-cell table:style-name="ce14" office:value-type="float" office:value="68" calcext:value-type="float">
            <text:p>68 </text:p>
          </table:table-cell>
          <table:table-cell table:style-name="ce25" office:value-type="float" office:value="19.7927559848518" calcext:value-type="float">
            <text:p>19,793 </text:p>
          </table:table-cell>
          <table:table-cell table:style-name="ce27" office:value-type="float" office:value="1499.49199322889" calcext:value-type="float">
            <text:p>1499 </text:p>
          </table:table-cell>
          <table:table-cell table:style-name="ce27" office:value-type="float" office:value="75759.6362212775" calcext:value-type="float">
            <text:p>75760 </text:p>
          </table:table-cell>
          <table:table-cell table:style-name="ce27" office:value-type="float" office:value="75009.890224663" calcext:value-type="float">
            <text:p>75010 </text:p>
          </table:table-cell>
          <table:table-cell table:style-name="ce35" office:value-type="float" office:value="1254804.89459364" calcext:value-type="float">
            <text:p>1254805 </text:p>
          </table:table-cell>
          <table:table-cell table:style-name="ce43" office:value-type="float" office:value="16.5629741268639" calcext:value-type="float">
            <text:p>16,6 </text:p>
          </table:table-cell>
          <table:table-cell table:number-columns-repeated="1017"/>
        </table:table-row>
        <table:table-row table:style-name="ro1">
          <table:table-cell table:style-name="ce14" office:value-type="float" office:value="69" calcext:value-type="float">
            <text:p>69 </text:p>
          </table:table-cell>
          <table:table-cell table:style-name="ce25" office:value-type="float" office:value="21.6131049526596" calcext:value-type="float">
            <text:p>21,613 </text:p>
          </table:table-cell>
          <table:table-cell table:style-name="ce27" office:value-type="float" office:value="1604.99229100045" calcext:value-type="float">
            <text:p>1605 </text:p>
          </table:table-cell>
          <table:table-cell table:style-name="ce27" office:value-type="float" office:value="74260.1442280486" calcext:value-type="float">
            <text:p>74260 </text:p>
          </table:table-cell>
          <table:table-cell table:style-name="ce27" office:value-type="float" office:value="73457.6480825483" calcext:value-type="float">
            <text:p>73458 </text:p>
          </table:table-cell>
          <table:table-cell table:style-name="ce35" office:value-type="float" office:value="1179795.00436898" calcext:value-type="float">
            <text:p>1179795 </text:p>
          </table:table-cell>
          <table:table-cell table:style-name="ce43" office:value-type="float" office:value="15.8873244407646" calcext:value-type="float">
            <text:p>15,9 </text:p>
          </table:table-cell>
          <table:table-cell table:number-columns-repeated="1017"/>
        </table:table-row>
        <table:table-row table:style-name="ro1">
          <table:table-cell table:style-name="ce14" office:value-type="float" office:value="70" calcext:value-type="float">
            <text:p>70 </text:p>
          </table:table-cell>
          <table:table-cell table:style-name="ce25" office:value-type="float" office:value="23.5765805658735" calcext:value-type="float">
            <text:p>23,577 </text:p>
          </table:table-cell>
          <table:table-cell table:style-name="ce27" office:value-type="float" office:value="1712.96004316959" calcext:value-type="float">
            <text:p>1713 </text:p>
          </table:table-cell>
          <table:table-cell table:style-name="ce27" office:value-type="float" office:value="72655.1519370481" calcext:value-type="float">
            <text:p>72655 </text:p>
          </table:table-cell>
          <table:table-cell table:style-name="ce27" office:value-type="float" office:value="71798.6719154633" calcext:value-type="float">
            <text:p>71799 </text:p>
          </table:table-cell>
          <table:table-cell table:style-name="ce35" office:value-type="float" office:value="1106337.35628643" calcext:value-type="float">
            <text:p>1106337 </text:p>
          </table:table-cell>
          <table:table-cell table:style-name="ce43" office:value-type="float" office:value="15.2272389058523" calcext:value-type="float">
            <text:p>15,2 </text:p>
          </table:table-cell>
          <table:table-cell table:number-columns-repeated="1017"/>
        </table:table-row>
        <table:table-row table:style-name="ro1">
          <table:table-cell table:style-name="ce14" office:value-type="float" office:value="71" calcext:value-type="float">
            <text:p>71 </text:p>
          </table:table-cell>
          <table:table-cell table:style-name="ce25" office:value-type="float" office:value="25.6882762600786" calcext:value-type="float">
            <text:p>25,688 </text:p>
          </table:table-cell>
          <table:table-cell table:style-name="ce27" office:value-type="float" office:value="1822.38262386546" calcext:value-type="float">
            <text:p>1822 </text:p>
          </table:table-cell>
          <table:table-cell table:style-name="ce27" office:value-type="float" office:value="70942.1918938785" calcext:value-type="float">
            <text:p>70942 </text:p>
          </table:table-cell>
          <table:table-cell table:style-name="ce27" office:value-type="float" office:value="70031.0005819458" calcext:value-type="float">
            <text:p>70031 </text:p>
          </table:table-cell>
          <table:table-cell table:style-name="ce35" office:value-type="float" office:value="1034538.68437097" calcext:value-type="float">
            <text:p>1034539 </text:p>
          </table:table-cell>
          <table:table-cell table:style-name="ce43" office:value-type="float" office:value="14.5828407151349" calcext:value-type="float">
            <text:p>14,6 </text:p>
          </table:table-cell>
          <table:table-cell table:number-columns-repeated="1017"/>
        </table:table-row>
        <table:table-row table:style-name="ro1">
          <table:table-cell table:style-name="ce14" office:value-type="float" office:value="72" calcext:value-type="float">
            <text:p>72 </text:p>
          </table:table-cell>
          <table:table-cell table:style-name="ce25" office:value-type="float" office:value="28.0106175262681" calcext:value-type="float">
            <text:p>28,011 </text:p>
          </table:table-cell>
          <table:table-cell table:style-name="ce27" office:value-type="float" office:value="1936.08854095094" calcext:value-type="float">
            <text:p>1936 </text:p>
          </table:table-cell>
          <table:table-cell table:style-name="ce27" office:value-type="float" office:value="69119.8092700131" calcext:value-type="float">
            <text:p>69120 </text:p>
          </table:table-cell>
          <table:table-cell table:style-name="ce27" office:value-type="float" office:value="68151.7649995376" calcext:value-type="float">
            <text:p>68152 </text:p>
          </table:table-cell>
          <table:table-cell table:style-name="ce35" office:value-type="float" office:value="964507.68378902" calcext:value-type="float">
            <text:p>964508 </text:p>
          </table:table-cell>
          <table:table-cell table:style-name="ce43" office:value-type="float" office:value="13.9541427265984" calcext:value-type="float">
            <text:p>14,0 </text:p>
          </table:table-cell>
          <table:table-cell table:number-columns-repeated="1017"/>
        </table:table-row>
        <table:table-row table:style-name="ro1">
          <table:table-cell table:style-name="ce14" office:value-type="float" office:value="73" calcext:value-type="float">
            <text:p>73 </text:p>
          </table:table-cell>
          <table:table-cell table:style-name="ce25" office:value-type="float" office:value="30.5735873874478" calcext:value-type="float">
            <text:p>30,574 </text:p>
          </table:table-cell>
          <table:table-cell table:style-name="ce27" office:value-type="float" office:value="2054.04735672387" calcext:value-type="float">
            <text:p>2054 </text:p>
          </table:table-cell>
          <table:table-cell table:style-name="ce27" office:value-type="float" office:value="67183.7207290622" calcext:value-type="float">
            <text:p>67184 </text:p>
          </table:table-cell>
          <table:table-cell table:style-name="ce27" office:value-type="float" office:value="66156.6970507002" calcext:value-type="float">
            <text:p>66157 </text:p>
          </table:table-cell>
          <table:table-cell table:style-name="ce35" office:value-type="float" office:value="896355.918789483" calcext:value-type="float">
            <text:p>896356 </text:p>
          </table:table-cell>
          <table:table-cell table:style-name="ce43" office:value-type="float" office:value="13.3418618240019" calcext:value-type="float">
            <text:p>13,3 </text:p>
          </table:table-cell>
          <table:table-cell table:number-columns-repeated="1017"/>
        </table:table-row>
        <table:table-row table:style-name="ro1">
          <table:table-cell table:style-name="ce14" office:value-type="float" office:value="74" calcext:value-type="float">
            <text:p>74 </text:p>
          </table:table-cell>
          <table:table-cell table:style-name="ce25" office:value-type="float" office:value="33.3807906811692" calcext:value-type="float">
            <text:p>33,381 </text:p>
          </table:table-cell>
          <table:table-cell table:style-name="ce27" office:value-type="float" office:value="2174.07999397495" calcext:value-type="float">
            <text:p>2174 </text:p>
          </table:table-cell>
          <table:table-cell table:style-name="ce27" office:value-type="float" office:value="65129.6733723383" calcext:value-type="float">
            <text:p>65130 </text:p>
          </table:table-cell>
          <table:table-cell table:style-name="ce27" office:value-type="float" office:value="64042.6333753508" calcext:value-type="float">
            <text:p>64043 </text:p>
          </table:table-cell>
          <table:table-cell table:style-name="ce35" office:value-type="float" office:value="830199.221738783" calcext:value-type="float">
            <text:p>830199 </text:p>
          </table:table-cell>
          <table:table-cell table:style-name="ce43" office:value-type="float" office:value="12.746866040501" calcext:value-type="float">
            <text:p>12,7 </text:p>
          </table:table-cell>
          <table:table-cell table:number-columns-repeated="1017"/>
        </table:table-row>
        <table:table-row table:style-name="ro1">
          <table:table-cell table:style-name="ce14" office:value-type="float" office:value="75" calcext:value-type="float">
            <text:p>75 </text:p>
          </table:table-cell>
          <table:table-cell table:style-name="ce25" office:value-type="float" office:value="36.3962404860234" calcext:value-type="float">
            <text:p>36,396 </text:p>
          </table:table-cell>
          <table:table-cell table:style-name="ce27" office:value-type="float" office:value="2291.34691653922" calcext:value-type="float">
            <text:p>2291 </text:p>
          </table:table-cell>
          <table:table-cell table:style-name="ce27" office:value-type="float" office:value="62955.5933783633" calcext:value-type="float">
            <text:p>62956 </text:p>
          </table:table-cell>
          <table:table-cell table:style-name="ce27" office:value-type="float" office:value="61809.9199200937" calcext:value-type="float">
            <text:p>61810 </text:p>
          </table:table-cell>
          <table:table-cell table:style-name="ce35" office:value-type="float" office:value="766156.588363432" calcext:value-type="float">
            <text:p>766157 </text:p>
          </table:table-cell>
          <table:table-cell table:style-name="ce43" office:value-type="float" office:value="12.1697937744598" calcext:value-type="float">
            <text:p>12,2 </text:p>
          </table:table-cell>
          <table:table-cell table:number-columns-repeated="1017"/>
        </table:table-row>
        <table:table-row table:style-name="ro1">
          <table:table-cell table:style-name="ce14" office:value-type="float" office:value="76" calcext:value-type="float">
            <text:p>76 </text:p>
          </table:table-cell>
          <table:table-cell table:style-name="ce25" office:value-type="float" office:value="39.636144799313" calcext:value-type="float">
            <text:p>39,636 </text:p>
          </table:table-cell>
          <table:table-cell table:style-name="ce27" office:value-type="float" office:value="2404.49685690207" calcext:value-type="float">
            <text:p>2404 </text:p>
          </table:table-cell>
          <table:table-cell table:style-name="ce27" office:value-type="float" office:value="60664.2464618241" calcext:value-type="float">
            <text:p>60664 </text:p>
          </table:table-cell>
          <table:table-cell table:style-name="ce27" office:value-type="float" office:value="59461.9980333731" calcext:value-type="float">
            <text:p>59462 </text:p>
          </table:table-cell>
          <table:table-cell table:style-name="ce35" office:value-type="float" office:value="704346.668443338" calcext:value-type="float">
            <text:p>704347 </text:p>
          </table:table-cell>
          <table:table-cell table:style-name="ce43" office:value-type="float" office:value="11.6105731056361" calcext:value-type="float">
            <text:p>11,6 </text:p>
          </table:table-cell>
          <table:table-cell table:number-columns-repeated="1017"/>
        </table:table-row>
        <table:table-row table:style-name="ro1">
          <table:table-cell table:style-name="ce14" office:value-type="float" office:value="77" calcext:value-type="float">
            <text:p>77 </text:p>
          </table:table-cell>
          <table:table-cell table:style-name="ce25" office:value-type="float" office:value="43.178595737338" calcext:value-type="float">
            <text:p>43,179 </text:p>
          </table:table-cell>
          <table:table-cell table:style-name="ce27" office:value-type="float" office:value="2515.57417594947" calcext:value-type="float">
            <text:p>2516 </text:p>
          </table:table-cell>
          <table:table-cell table:style-name="ce27" office:value-type="float" office:value="58259.749604922" calcext:value-type="float">
            <text:p>58260 </text:p>
          </table:table-cell>
          <table:table-cell table:style-name="ce27" office:value-type="float" office:value="57001.9625169473" calcext:value-type="float">
            <text:p>57002 </text:p>
          </table:table-cell>
          <table:table-cell table:style-name="ce35" office:value-type="float" office:value="644884.670409965" calcext:value-type="float">
            <text:p>644885 </text:p>
          </table:table-cell>
          <table:table-cell table:style-name="ce43" office:value-type="float" office:value="11.0691287687148" calcext:value-type="float">
            <text:p>11,1 </text:p>
          </table:table-cell>
          <table:table-cell table:number-columns-repeated="1017"/>
        </table:table-row>
        <table:table-row table:style-name="ro1">
          <table:table-cell table:style-name="ce14" office:value-type="float" office:value="78" calcext:value-type="float">
            <text:p>78 </text:p>
          </table:table-cell>
          <table:table-cell table:style-name="ce25" office:value-type="float" office:value="47.0710992737276" calcext:value-type="float">
            <text:p>47,071 </text:p>
          </table:table-cell>
          <table:table-cell table:style-name="ce27" office:value-type="float" office:value="2623.93961554926" calcext:value-type="float">
            <text:p>2624 </text:p>
          </table:table-cell>
          <table:table-cell table:style-name="ce27" office:value-type="float" office:value="55744.1754289726" calcext:value-type="float">
            <text:p>55744 </text:p>
          </table:table-cell>
          <table:table-cell table:style-name="ce27" office:value-type="float" office:value="54432.2056211979" calcext:value-type="float">
            <text:p>54432 </text:p>
          </table:table-cell>
          <table:table-cell table:style-name="ce35" office:value-type="float" office:value="587882.707893018" calcext:value-type="float">
            <text:p>587883 </text:p>
          </table:table-cell>
          <table:table-cell table:style-name="ce43" office:value-type="float" office:value="10.5460831265157" calcext:value-type="float">
            <text:p>10,5 </text:p>
          </table:table-cell>
          <table:table-cell table:number-columns-repeated="1017"/>
        </table:table-row>
        <table:table-row table:style-name="ro1">
          <table:table-cell table:style-name="ce14" office:value-type="float" office:value="79" calcext:value-type="float">
            <text:p>79 </text:p>
          </table:table-cell>
          <table:table-cell table:style-name="ce25" office:value-type="float" office:value="51.3283428751029" calcext:value-type="float">
            <text:p>51,328 </text:p>
          </table:table-cell>
          <table:table-cell table:style-name="ce35" office:value-type="float" office:value="2726.57367743771" calcext:value-type="float">
            <text:p>2727 </text:p>
          </table:table-cell>
          <table:table-cell table:style-name="ce35" office:value-type="float" office:value="53120.2358134233" calcext:value-type="float">
            <text:p>53120 </text:p>
          </table:table-cell>
          <table:table-cell table:style-name="ce35" office:value-type="float" office:value="51756.9489747045" calcext:value-type="float">
            <text:p>51757 </text:p>
          </table:table-cell>
          <table:table-cell table:style-name="ce35" office:value-type="float" office:value="533450.50227182" calcext:value-type="float">
            <text:p>533451 </text:p>
          </table:table-cell>
          <table:table-cell table:style-name="ce43" office:value-type="float" office:value="10.0423218026645" calcext:value-type="float">
            <text:p>10,0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80 ou mais</text:p>
          </table:table-cell>
          <table:table-cell table:style-name="ce26" office:value-type="float" office:value="1000" calcext:value-type="float">
            <text:p>1000,000 </text:p>
          </table:table-cell>
          <table:table-cell table:number-columns-repeated="2" table:style-name="ce36" office:value-type="float" office:value="50393.6621359856" calcext:value-type="float">
            <text:p>50394 </text:p>
          </table:table-cell>
          <table:table-cell table:number-columns-repeated="2" table:style-name="ce36" office:value-type="float" office:value="481693.553297115" calcext:value-type="float">
            <text:p>481694 </text:p>
          </table:table-cell>
          <table:table-cell table:style-name="ce48" office:value-type="float" office:value="9.5586137795916" calcext:value-type="float">
            <text:p>9,6 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nte: IBGE, Diretoria de Pesquisas (DPE), Coordenação de População e Indicadores Sociais (COPIS)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2">
          <table:table-cell table:style-name="ce10"/>
          <table:table-cell table:number-columns-repeated="5"/>
          <table:table-cell table:style-name="ce45"/>
          <table:table-cell table:number-columns-repeated="1017"/>
        </table:table-row>
        <table:table-row table:style-name="ro5">
          <table:table-cell table:style-name="ce10" office:value-type="string" calcext:value-type="string">
            <text:p>Notas: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3">
          <table:table-cell table:style-name="ce10" office:value-type="string" calcext:value-type="string">
            <text:p>N = 1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5">
          <table:table-cell table:style-name="ce11" office:value-type="string" calcext:value-type="string">
            <text:p>Q(X, N) = Probabilidades de morte entre as idades exatas X e X+N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5">
          <table:table-cell table:style-name="ce11" office:value-type="string" calcext:value-type="string">
            <text:p>l(X) = Número de sobreviventes à idade exata X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5">
          <table:table-cell table:style-name="ce11" office:value-type="string" calcext:value-type="string">
            <text:p>D(X, N) = Número de óbitos ocorridos entre as idades X e X+N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5">
          <table:table-cell table:style-name="ce11" office:value-type="string" calcext:value-type="string">
            <text:p>L(X, N) = Número de pessoas-anos vividos entre as idades X e X+N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3">
          <table:table-cell table:style-name="ce11" office:value-type="string" calcext:value-type="string">
            <text:p>T(X) = Número de pessoas-anos vividos a partir da idade X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2">
          <table:table-cell table:style-name="ce11" office:value-type="string" calcext:value-type="string">
            <text:p>E(X) = Expectativa de vida à idade X.</text:p>
          </table:table-cell>
          <table:table-cell table:number-columns-repeated="5"/>
          <table:table-cell table:style-name="ce45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45"/>
          <table:table-cell table:number-columns-repeated="101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TVC AS 2017'.$A$1" table:cell-range-address="$'TVC AS 2017'.$A$2:.$G$113" table:range-usable-as="print-range"/>
        </table:named-expressions>
      </table:table>
      <table:named-expressions>
        <table:named-range table:name="CHKPAS" table:base-cell-address="$'TVC AS 2017'.$A$1" table:cell-range-address="#REF!"/>
        <table:named-range table:name="CHKSAVE" table:base-cell-address="$'TVC AS 2017'.$A$1" table:cell-range-address="#REF!"/>
        <table:named-range table:name="DOC" table:base-cell-address="$'TVC AS 2017'.$A$1" table:cell-range-address="#REF!"/>
        <table:named-range table:name="ERR_LOC" table:base-cell-address="$'TVC AS 2017'.$A$1" table:cell-range-address="#REF!"/>
        <table:named-range table:name="ERR_MSG" table:base-cell-address="$'TVC AS 2017'.$A$1" table:cell-range-address="#REF!"/>
        <table:named-range table:name="FILENAME" table:base-cell-address="$'TVC AS 2017'.$A$1" table:cell-range-address="#REF!"/>
        <table:named-range table:name="FLOPDIR" table:base-cell-address="$'TVC AS 2017'.$A$1" table:cell-range-address="#REF!"/>
        <table:named-range table:name="FLOPPY" table:base-cell-address="$'TVC AS 2017'.$A$1" table:cell-range-address="#REF!"/>
        <table:named-range table:name="GETFILE" table:base-cell-address="$'TVC AS 2017'.$A$1" table:cell-range-address="#REF!"/>
        <table:named-range table:name="GRDIR" table:base-cell-address="$'TVC AS 2017'.$A$1" table:cell-range-address="#REF!"/>
        <table:named-range table:name="HELP" table:base-cell-address="$'TVC AS 2017'.$A$1" table:cell-range-address="#REF!"/>
        <table:named-range table:name="MESSAGE" table:base-cell-address="$'TVC AS 2017'.$A$1" table:cell-range-address="#REF!"/>
        <table:named-range table:name="MSG_CELL" table:base-cell-address="$'TVC AS 2017'.$A$1" table:cell-range-address="#REF!"/>
        <table:named-range table:name="NOPAS" table:base-cell-address="$'TVC AS 2017'.$A$1" table:cell-range-address="#REF!"/>
        <table:named-range table:name="NOPAS3" table:base-cell-address="$'TVC AS 2017'.$A$1" table:cell-range-address="#REF!"/>
        <table:named-range table:name="OLD_MSG" table:base-cell-address="$'TVC AS 2017'.$A$1" table:cell-range-address="#REF!"/>
        <table:named-range table:name="PAS_MSG1" table:base-cell-address="$'TVC AS 2017'.$A$1" table:cell-range-address="#REF!"/>
        <table:named-range table:name="PAS_MSG2" table:base-cell-address="$'TVC AS 2017'.$A$1" table:cell-range-address="#REF!"/>
        <table:named-range table:name="PAS_MSG3" table:base-cell-address="$'TVC AS 2017'.$A$1" table:cell-range-address="#REF!"/>
        <table:named-range table:name="PAUSE" table:base-cell-address="$'TVC AS 2017'.$A$1" table:cell-range-address="#REF!"/>
        <table:named-range table:name="PRINT" table:base-cell-address="$'TVC AS 2017'.$A$1" table:cell-range-address="#REF!"/>
        <table:named-range table:name="RESDIR" table:base-cell-address="$'TVC AS 2017'.$A$1" table:cell-range-address="#REF!"/>
        <table:named-range table:name="RESTYPE" table:base-cell-address="$'TVC AS 2017'.$A$1" table:cell-range-address="#REF!"/>
        <table:named-range table:name="RSVMENU" table:base-cell-address="$'TVC AS 2017'.$A$1" table:cell-range-address="#REF!"/>
        <table:named-range table:name="SAVE" table:base-cell-address="$'TVC AS 2017'.$A$1" table:cell-range-address="#REF!"/>
        <table:named-range table:name="SAVED" table:base-cell-address="$'TVC AS 2017'.$A$1" table:cell-range-address="#REF!"/>
        <table:named-range table:name="SAVENGO" table:base-cell-address="$'TVC AS 2017'.$A$1" table:cell-range-address="#REF!"/>
        <table:named-range table:name="SAVE_MSG" table:base-cell-address="$'TVC AS 2017'.$A$1" table:cell-range-address="#REF!"/>
        <table:named-range table:name="TEMP" table:base-cell-address="$'TVC AS 2017'.$A$1" table:cell-range-address="#REF!"/>
        <table:named-range table:name="_d" table:base-cell-address="$'TVC AS 2017'.$A$1" table:cell-range-address="#REF!"/>
        <table:named-range table:name="_Fill" table:base-cell-address="$'TVC AS 2017'.$A$1" table:cell-range-address="#REF!"/>
        <table:named-range table:name="_g" table:base-cell-address="$'TVC AS 2017'.$A$1" table:cell-range-address="#REF!"/>
        <table:named-range table:name="_h" table:base-cell-address="$'TVC AS 2017'.$A$1" table:cell-range-address="#REF!"/>
        <table:named-range table:name="_m" table:base-cell-address="$'TVC AS 2017'.$A$1" table:cell-range-address="#REF!"/>
        <table:named-range table:name="_s" table:base-cell-address="$'TVC AS 2017'.$A$1" table:cell-range-address="#REF!"/>
        <table:named-range table:name="__123Graph_A" table:base-cell-address="$'TVC AS 2017'.$A$1" table:cell-range-address="#REF!"/>
        <table:named-range table:name="__123Graph_AGRAPH1" table:base-cell-address="$'TVC AS 2017'.$A$1" table:cell-range-address="#REF!"/>
        <table:named-range table:name="__123Graph_AGRAPH2" table:base-cell-address="$'TVC AS 2017'.$A$1" table:cell-range-address="#REF!"/>
        <table:named-range table:name="__123Graph_B" table:base-cell-address="$'TVC AS 2017'.$A$1" table:cell-range-address="#REF!"/>
        <table:named-range table:name="__123Graph_BGRAPH1" table:base-cell-address="$'TVC AS 2017'.$A$1" table:cell-range-address="#REF!"/>
        <table:named-range table:name="__123Graph_BGRAPH2" table:base-cell-address="$'TVC AS 2017'.$A$1" table:cell-range-address="#REF!"/>
        <table:named-range table:name="__123Graph_LBL_A" table:base-cell-address="$'TVC AS 2017'.$A$1" table:cell-range-address="#REF!"/>
        <table:named-range table:name="__123Graph_LBL_AGRAPH1" table:base-cell-address="$'TVC AS 2017'.$A$1" table:cell-range-address="#REF!"/>
        <table:named-range table:name="__123Graph_LBL_AGRAPH2" table:base-cell-address="$'TVC AS 2017'.$A$1" table:cell-range-address="#REF!"/>
        <table:named-range table:name="__123Graph_LBL_B" table:base-cell-address="$'TVC AS 2017'.$A$1" table:cell-range-address="#REF!"/>
        <table:named-range table:name="__123Graph_LBL_BGRAPH2" table:base-cell-address="$'TVC AS 2017'.$A$1" table:cell-range-address="#REF!"/>
        <table:named-range table:name="__123Graph_X" table:base-cell-address="$'TVC AS 2017'.$A$1" table:cell-range-address="#REF!"/>
        <table:named-range table:name="__123Graph_XGRAPH1" table:base-cell-address="$'TVC AS 2017'.$A$1" table:cell-range-address="#REF!"/>
        <table:named-range table:name="__123Graph_XGRAPH2" table:base-cell-address="$'TVC AS 2017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min-integer-digits="1"/>
      <number:text> </number:text>
    </number:number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0" loext:min-decimal-places="0" number:min-integer-digits="1"/>
      <number:text> </number:text>
    </number:number-style>
    <number:number-style style:name="N125">
      <number:number number:decimal-places="1" loext:min-decimal-places="1" number:min-integer-digits="1"/>
      <number:text> </number:text>
    </number:number-style>
    <number:number-style style:name="N126">
      <number:number number:decimal-places="3" loext:min-decimal-places="3" number:min-integer-digits="1"/>
      <number:text>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5f_ATEND_5f_TABUAS_5f_COMPLETAS_5f_DE_5f_MORTALIDADE_5f_AMBOS_5f_OS_5f_SEXOS_5f_2007" style:display-name="Normal_ATEND_TABUAS_COMPLETAS_DE_MORTALIDADE_AMBOS_OS_SEXOS_2007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fixed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17mm" fo:margin-right="10mm" style:first-page-number="continue" style:scale-to="80%" style:writing-mode="lr-tb"/>
      <style:header-style>
        <style:header-footer-properties fo:min-height="7.5mm" fo:margin-left="1.99mm" fo:margin-right="9mm" fo:margin-bottom="0mm"/>
      </style:header-style>
      <style:footer-style>
        <style:header-footer-properties fo:min-height="7.5mm" fo:margin-left="1.9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VC_20_AS_20_2017" style:display-name="PageStyle_TVC AS 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Roberto Pires de Carvalho e Albuquerque</meta:initial-creator>
    <meta:creation-date>2018-07-18T14:10:38</meta:creation-date>
    <dc:creator>Fernando Roberto Pires de Carvalho e Albuquerque</dc:creator>
    <dc:date>2018-09-19T15:15:41</dc:date>
    <meta:document-statistic meta:table-count="1" meta:cell-count="616" meta:object-count="0"/>
    <meta:generator>LibreOffice/6.0.6.2$Windows_x86 LibreOffice_project/0c292870b25a325b5ed35f6b45599d2ea4458e77</meta:generator>
  </office:meta>
</office:document-meta>
</file>